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4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6.5pt"/>
    </style:style>
    <style:style style:name="co4" style:family="table-column">
      <style:table-column-properties fo:break-before="auto" style:column-width="225.01pt"/>
    </style:style>
    <style:style style:name="co5" style:family="table-column">
      <style:table-column-properties fo:break-before="auto" style:column-width="417.09pt"/>
    </style:style>
    <style:style style:name="co6" style:family="table-column">
      <style:table-column-properties fo:break-before="auto" style:column-width="576.11pt"/>
    </style:style>
    <style:style style:name="co7" style:family="table-column">
      <style:table-column-properties fo:break-before="auto" style:column-width="549.1pt"/>
    </style:style>
    <style:style style:name="co8" style:family="table-column">
      <style:table-column-properties fo:break-before="auto" style:column-width="841.66pt"/>
    </style:style>
    <style:style style:name="co9" style:family="table-column">
      <style:table-column-properties fo:break-before="auto" style:column-width="776.81pt"/>
    </style:style>
    <style:style style:name="co10" style:family="table-column">
      <style:table-column-properties fo:break-before="auto" style:column-width="468.79pt"/>
    </style:style>
    <style:style style:name="co11" style:family="table-column">
      <style:table-column-properties fo:break-before="auto" style:column-width="458.76pt"/>
    </style:style>
    <style:style style:name="co12" style:family="table-column">
      <style:table-column-properties fo:break-before="auto" style:column-width="398.55pt"/>
    </style:style>
    <style:style style:name="co13" style:family="table-column">
      <style:table-column-properties fo:break-before="auto" style:column-width="347.61pt"/>
    </style:style>
    <style:style style:name="co14" style:family="table-column">
      <style:table-column-properties fo:break-before="auto" style:column-width="497.34pt"/>
    </style:style>
    <style:style style:name="co15" style:family="table-column">
      <style:table-column-properties fo:break-before="auto" style:column-width="566.05pt"/>
    </style:style>
    <style:style style:name="co16" style:family="table-column">
      <style:table-column-properties fo:break-before="auto" style:column-width="840.9pt"/>
    </style:style>
    <style:style style:name="co17" style:family="table-column">
      <style:table-column-properties fo:break-before="auto" style:column-width="253.39pt"/>
    </style:style>
    <style:style style:name="co18" style:family="table-column">
      <style:table-column-properties fo:break-before="auto" style:column-width="711.95pt"/>
    </style:style>
    <style:style style:name="co19" style:family="table-column">
      <style:table-column-properties fo:break-before="auto" style:column-width="556.81pt"/>
    </style:style>
    <style:style style:name="co20" style:family="table-column">
      <style:table-column-properties fo:break-before="auto" style:column-width="497.31pt"/>
    </style:style>
    <style:style style:name="co21" style:family="table-column">
      <style:table-column-properties fo:break-before="auto" style:column-width="384.66pt"/>
    </style:style>
    <style:style style:name="co22" style:family="table-column">
      <style:table-column-properties fo:break-before="auto" style:column-width="471.09pt"/>
    </style:style>
    <style:style style:name="co23" style:family="table-column">
      <style:table-column-properties fo:break-before="auto" style:column-width="874.09pt"/>
    </style:style>
    <style:style style:name="co24" style:family="table-column">
      <style:table-column-properties fo:break-before="auto" style:column-width="392.4pt"/>
    </style:style>
    <style:style style:name="co25" style:family="table-column">
      <style:table-column-properties fo:break-before="auto" style:column-width="448.75pt"/>
    </style:style>
    <style:style style:name="co26" style:family="table-column">
      <style:table-column-properties fo:break-before="auto" style:column-width="180.85pt"/>
    </style:style>
    <style:style style:name="co27" style:family="table-column">
      <style:table-column-properties fo:break-before="auto" style:column-width="184.71pt"/>
    </style:style>
    <style:style style:name="co28" style:family="table-column">
      <style:table-column-properties fo:break-before="auto" style:column-width="881.04pt"/>
    </style:style>
    <style:style style:name="co29" style:family="table-column">
      <style:table-column-properties fo:break-before="auto" style:column-width="309.2pt"/>
    </style:style>
    <style:style style:name="co30" style:family="table-column">
      <style:table-column-properties fo:break-before="auto" style:column-width="152.25pt"/>
    </style:style>
    <style:style style:name="co31" style:family="table-column">
      <style:table-column-properties fo:break-before="auto" style:column-width="158.46pt"/>
    </style:style>
    <style:style style:name="co32" style:family="table-column">
      <style:table-column-properties fo:break-before="auto" style:column-width="96.6pt"/>
    </style:style>
    <style:style style:name="co33" style:family="table-column">
      <style:table-column-properties fo:break-before="auto" style:column-width="71.86pt"/>
    </style:style>
    <style:style style:name="co34" style:family="table-column">
      <style:table-column-properties fo:break-before="auto" style:column-width="114.41pt"/>
    </style:style>
    <style:style style:name="co35" style:family="table-column">
      <style:table-column-properties fo:break-before="auto" style:column-width="82.15pt"/>
    </style:style>
    <style:style style:name="co36" style:family="table-column">
      <style:table-column-properties fo:break-before="auto" style:column-width="228.25pt"/>
    </style:style>
    <style:style style:name="co37" style:family="table-column">
      <style:table-column-properties fo:break-before="auto" style:column-width="239.1pt"/>
    </style:style>
    <style:style style:name="co38" style:family="table-column">
      <style:table-column-properties fo:break-before="auto" style:column-width="156.36pt"/>
    </style:style>
    <style:style style:name="co39" style:family="table-column">
      <style:table-column-properties fo:break-before="auto" style:column-width="126.99pt"/>
    </style:style>
    <style:style style:name="co40" style:family="table-column">
      <style:table-column-properties fo:break-before="auto" style:column-width="226.69pt"/>
    </style:style>
    <style:style style:name="co41" style:family="table-column">
      <style:table-column-properties fo:break-before="auto" style:column-width="85.24pt"/>
    </style:style>
    <style:style style:name="co42" style:family="table-column">
      <style:table-column-properties fo:break-before="auto" style:column-width="139.35pt"/>
    </style:style>
    <style:style style:name="co43" style:family="table-column">
      <style:table-column-properties fo:break-before="auto" style:column-width="387.5pt"/>
    </style:style>
    <style:style style:name="co44" style:family="table-column">
      <style:table-column-properties fo:break-before="auto" style:column-width="311.75pt"/>
    </style:style>
    <style:style style:name="co45" style:family="table-column">
      <style:table-column-properties fo:break-before="auto" style:column-width="285.51pt"/>
    </style:style>
    <style:style style:name="co46" style:family="table-column">
      <style:table-column-properties fo:break-before="auto" style:column-width="447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755.26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114.0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35.26pt" fo:break-before="auto" style:use-optimal-row-height="true"/>
    </style:style>
    <style:style style:name="ro8" style:family="table-row">
      <style:table-row-properties style:row-height="69pt" fo:break-before="auto" style:use-optimal-row-height="true"/>
    </style:style>
    <style:style style:name="ro9" style:family="table-row">
      <style:table-row-properties style:row-height="46.49pt" fo:break-before="auto" style:use-optimal-row-height="true"/>
    </style:style>
    <style:style style:name="ro10" style:family="table-row">
      <style:table-row-properties style:row-height="57.74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ЧТО_20_я_20_вижу_20_по_20_этому_20_поводу_20_в_20_своей_20_фазе">
      <style:table-properties table:display="true" style:writing-mode="lr-tb"/>
    </style:style>
    <style:style style:name="ta4" style:family="table" style:master-page-name="Что_20_я_20_колдую">
      <style:table-properties table:display="true" style:writing-mode="lr-tb"/>
    </style:style>
    <style:style style:name="ta5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6" style:family="table" style:master-page-name="Выскажись_20_видению_20_как_20_тёлке">
      <style:table-properties table:display="true" style:writing-mode="lr-tb"/>
    </style:style>
    <style:style style:name="ta7" style:family="table" style:master-page-name="Волк-Маугли_20_среди_20_волков">
      <style:table-properties table:display="true" style:writing-mode="lr-tb"/>
    </style:style>
    <style:style style:name="ta8" style:family="table" style:master-page-name="What_20_REALLY_20_happened">
      <style:table-properties table:display="true" style:writing-mode="lr-tb"/>
    </style:style>
    <style:style style:name="ta9" style:family="table" style:master-page-name="Является_20_ли_20_эта_20_вещь_20_шкалой">
      <style:table-properties table:display="true" style:writing-mode="lr-tb"/>
    </style:style>
    <style:style style:name="ta10" style:family="table" style:master-page-name="Сборка_20_пункта">
      <style:table-properties table:display="true" style:writing-mode="lr-tb"/>
    </style:style>
    <style:style style:name="ta11" style:family="table" style:master-page-name="Чем_20_пункт_20_решает_20_повторяющиеся_20_проблемы">
      <style:table-properties table:display="true" style:writing-mode="lr-tb"/>
    </style:style>
    <style:style style:name="ta12" style:family="table" style:master-page-name="Почему_20_пункт_20_решает_20_повторяющиеся_20_проблемы">
      <style:table-properties table:display="true" style:writing-mode="lr-tb"/>
    </style:style>
    <style:style style:name="ta13" style:family="table" style:master-page-name="Решение_20_того_20_что_20_оно_20_решает">
      <style:table-properties table:display="true" style:writing-mode="lr-tb"/>
    </style:style>
    <style:style style:name="ta14" style:family="table" style:master-page-name="Какой_20_перманентный_20_вред_20_оно_20_решает">
      <style:table-properties table:display="true" style:writing-mode="lr-tb"/>
    </style:style>
    <style:style style:name="ta15" style:family="table" style:master-page-name="Его_20_методы_20_решения_20_перманентного_20_вреда">
      <style:table-properties table:display="true" style:writing-mode="lr-tb"/>
    </style:style>
    <style:style style:name="ta16" style:family="table" style:master-page-name="Чьи_20_ещё_20_повторяющиеся_20_проблемы_20_оно_20_решает">
      <style:table-properties table:display="true" style:writing-mode="lr-tb"/>
    </style:style>
    <style:style style:name="ta17" style:family="table" style:master-page-name="Решать_20_какие_20_повторения_20_ему_20_просто">
      <style:table-properties table:display="true" style:writing-mode="lr-tb"/>
    </style:style>
    <style:style style:name="ta18" style:family="table" style:master-page-name="Как_20_это_20_повторение_20_делает_20_меня_20_лучше">
      <style:table-properties table:display="true" style:writing-mode="lr-tb"/>
    </style:style>
    <style:style style:name="ta19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20" style:family="table" style:master-page-name="Благодарности">
      <style:table-properties table:display="true" style:writing-mode="lr-tb"/>
    </style:style>
    <style:style style:name="ta21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Аннаунс_20_Начала_20_Ресёрча">
      <style:table-properties table:display="true" style:writing-mode="lr-tb"/>
    </style:style>
    <style:style style:name="ta34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aa61a"/>
      <style:text-properties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ef413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7" style:family="table-cell" style:parent-style-name="Default">
      <style:table-cell-properties style:glyph-orientation-vertical="auto" fo:background-color="#faa61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faa61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62a73b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8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9" style:family="table-cell" style:parent-style-name="Default"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fo:background-color="#ffffff"/>
      <style:text-properties fo:color="#000000"/>
    </style:style>
    <style:style style:name="ce54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ffffff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ef413d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8" style:family="table-cell" style:parent-style-name="Default">
      <style:table-cell-properties fo:background-color="#f3715a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fo:background-color="#f3715a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fo:background-color="#f3715a"/>
    </style:style>
    <style:style style:name="ce42" style:family="table-cell" style:parent-style-name="Default">
      <style:table-cell-properties fo:background-color="#f3715a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able-cell-properties fo:background-color="#ce181e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ackground-color="#fff200"/>
      <style:text-properties fo:color="#ce181e" fo:font-weight="bold" style:font-weight-asian="bold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Gnumeric-default">
      <style:table-cell-properties fo:background-color="#ffffff"/>
    </style:style>
    <style:style style:name="ce26" style:family="table-cell" style:parent-style-name="Default">
      <style:table-cell-properties fo:background-color="#ef413d"/>
    </style:style>
    <style:style style:name="ce36" style:family="table-cell" style:parent-style-name="Default">
      <style:table-cell-properties fo:background-color="#72bf44"/>
    </style:style>
    <style:style style:name="ce3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82" style:family="table-cell" style:parent-style-name="Default">
      <style:table-cell-properties fo:background-color="#ef413d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87" style:family="table-cell" style:parent-style-name="Default">
      <style:table-cell-properties style:glyph-orientation-vertical="auto" fo:background-color="#bce4e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4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normal" style:font-weight-complex="normal"/>
    </style:style>
    <style:style style:name="ce44" style:family="table-cell" style:parent-style-name="Default">
      <style:table-cell-properties fo:background-color="#72bf44"/>
      <style:text-properties fo:color="#000000" fo:font-weight="bold" style:font-weight-asian="bold" style:font-weight-complex="bold"/>
    </style:style>
    <style:style style:name="ce60" style:family="table-cell" style:parent-style-name="Default">
      <style:text-properties fo:color="#000000"/>
    </style:style>
    <style:style style:name="ce61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a0ffa0"/>
      <style:text-properties fo:font-weight="bold" style:font-weight-asian="bold" style:font-weight-complex="bold"/>
    </style:style>
    <style:style style:name="T1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3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 fo:font-weight="normal"/>
    </style:style>
    <style:style style:name="T4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 fo:font-weight="bold"/>
    </style:style>
    <style:style style:name="T5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6" style:family="text">
      <style:text-properties style:text-overline-style="none" style:text-overline-color="font-color" style:font-name="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000000" fo:font-weight="bold" style:font-weight-asian="bold" style:font-weight-complex="bold"/>
    </style:style>
    <style:style style:name="T7" style:family="text">
      <style:text-properties fo:color="#000000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9" style:family="text">
      <style:text-properties fo:font-size="10pt" style:font-name="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0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Sans"/>
    </style:style>
    <style:style style:name="T11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name="Sans" fo:color="#000000" style:font-weight-asian="bold" style:font-weight-complex="bold"/>
    </style:style>
    <style:style style:name="T12" style:family="text">
      <style:text-properties fo:font-size="10pt" style:font-name="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3" style:family="text">
      <style:text-properties fo:font-size="10pt" style:font-name="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fo:color="#000000"/>
    </style:style>
    <style:style style:name="T17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color="#000000" style:font-weight-asian="bold" style:font-weight-complex="bold"/>
    </style:style>
    <style:style style:name="T18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style:font-weight-asian="bold" style:font-weight-complex="bold"/>
    </style:style>
    <style:style style:name="T19" style:family="text">
      <style:text-properties style:language-asian="zh" style:country-asian="C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font-weight="normal" style:font-weight-asian="normal" style:font-weight-complex="normal"/>
    </style:style>
    <style:style style:name="T20" style:family="text">
      <style:text-properties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7"/>
        <table:table-column table:style-name="co2" table:number-columns-repeated="1023" table:default-cell-style-name="ce37"/>
        <table:table-row table:style-name="ro1">
          <table:table-cell table:style-name="ce1" office:value-type="string" calcext:value-type="string">
            <text:p>Мама</text:p>
          </table:table-cell>
          <table:table-cell table:style-name="ce55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55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55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е кто мне подражает а потом показывает свои результаты мне и просит меня их за это похвалить (или аппрувнуть хотя бы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нструмен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х кого я БЫ трахнул (кого хочу трахнут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е того что есть в то что над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ализация в реале того что я виде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хочу (иметь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уги бесконечно повторяющихся циклов (изменений, событий, повторений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мены (напр. Оплата труда, бартер и т.д.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потребности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власть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важност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мест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гармони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контроль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перемещение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борьба со страхом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перспектив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лёгкость (right tool for the job, экономия энергии, отсутствие вреда себе напряжением)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span text:style-name="T1">равновесие (первым, я ради этого нашёл а потом бросил всех Оль и т.п., справедливость, </text:span><text:span text:style-name="T2">равенства. Равных возможностей. Равных достижений. Примерно равных даваний и браний, </text:span><text:span text:style-name="T3">Выполнение долгов и обещаний. </text:span><text:span text:style-name="T4">.) вывод стал в том, что жажда справедливости и равновесие - следствие того что человек себе вредил тем, что перенапрягался... и он не хочет больше так жить и хочет заживить свои раны.</text:span>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секс (особое внимание любовному приемуществу круга секса – отсутствие вреда себе и партнёру, женитьба, здоровье, брать на себя ответственность за последствия секса и т.п.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еда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в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ереме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лабос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льные сторо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стижения (из дневника достиж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ч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окружает меня 24/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ем горжус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рахи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оси перемещений и точки на них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точки на осях начал и концов разных кругов (перемещателей вдоль этих осей)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оси перемещения оттуда где много туда где нет вообще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оси перемещения куда-либо в поисках нужного кусочка пазла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оси перемещение по которым создаёт преобразование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случаи когда ось идёт в одну сторону а потом по другой оси идёт что-то обратно – типа обмен – как оплата труда и т.п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жела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ды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то чего я усиленно пытаюсь себя убедить что Больше Не Существует (короче то что вытираю из своей жизни – будь то избеганием, скрыванием или чем-то ещё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на кого охота дрочить до того как сделаю какой-то круг (после круга разок можно и без анализ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тивореч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делающие меня лучше (или выше) толпы (стада, быдл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от которых что либо портит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мне ценн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придает моей жизни смыс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не хочу потеря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за что мне стыдно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сом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перед кем я прибедняюсь.</text:p>
          </table:table-cell>
          <table:table-cell table:number-columns-repeated="1023"/>
        </table:table-row>
        <table:table-row table:style-name="ro1">
          <table:table-cell table:style-name="ce52" office:value-type="string" calcext:value-type="string">
            <text:p>всё чему завидую (решилось анализом сомнений)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те кто хочет мне навредит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эйфор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люди имеющие больше чем я вижу им по карману или должно быть по карману (под вопросом, решается групаньем)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ё на что мне нужна страховка.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паттерны (напр. Паттерны поведения, паттерны рынка и прочие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рсы (мира, под сомнением – возможно решаются вопросником повтор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позерство (твоё и возможно других если хватит времени) – т.е. подражание “я такой-то и такой-то человек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портит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урреты и необходимости их создавать или стави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обходимости прятать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я БЫ сдела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ситуации когда я хочу к кому-то “под крыло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лг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рм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до меня долета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бы “никогда не взял сам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от я бы сделал только если мир завтра прекратит своё существовани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стыковки которые я боюсь решать (и брать на себя) – например тёлка типа той Оли Ревок, которая красивая, но все компоненты её жизни вместе меня тревожа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в которых я мечтаю быть пассивчи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где я хочу дать слишком много (мол диалог в голове “та то слишком много” и мысль “ничо, всунь, будь что будет”)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ещи которые я не могу в себе изменит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моя жизн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е кто знает о моём существовании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природа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люди у которых фетиш на таких как я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люди у которых на меня фети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^n x всех инфраструктур в мире (их движения в сторону в которую направляет вопросни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за что меня хвалят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емирные вещи которые рвутся в руки после майндмапов (нарываются мол “ты ничо не сделаешь”). Их надо пропускать через вопросни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ждый дроч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тискивание себя в чужие майндмапы.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форма чувства вины в виде полировки мусора и говн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говор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шения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то что болит</text:p>
          </table:table-cell>
          <table:table-cell table:number-columns-repeated="1023"/>
        </table:table-row>
        <table:table-row table:style-name="ro1">
          <table:table-cell table:style-name="ce52" office:value-type="string" calcext:value-type="string">
            <text:p>анатомия</text:p>
          </table:table-cell>
          <table:table-cell table:number-columns-repeated="1023"/>
        </table:table-row>
        <table:table-row table:style-name="ro1">
          <table:table-cell table:style-name="ce52" office:value-type="string" calcext:value-type="string">
            <text:p>психология</text:p>
          </table:table-cell>
          <table:table-cell table:number-columns-repeated="1023"/>
        </table:table-row>
        <table:table-row table:style-name="ro1">
          <table:table-cell table:style-name="ce52" office:value-type="string" calcext:value-type="string">
            <text:p>тулзы</text:p>
          </table:table-cell>
          <table:table-cell table:number-columns-repeated="1023"/>
        </table:table-row>
        <table:table-row table:style-name="ro1">
          <table:table-cell table:style-name="ce52" office:value-type="string" calcext:value-type="string">
            <text:p>эволюц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еньг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5">Вред себе (тому чем являюсь я). </text:span><text:span text:style-name="T6">чей угодно. (будь то мой или чей либо)</text:span>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ё что я считаю хорошим (конкретные банки, ножи и т.д.)</text:p>
          </table:table-cell>
          <table:table-cell table:number-columns-repeated="1023"/>
        </table:table-row>
        <table:table-row table:style-name="ro1">
          <table:table-cell table:style-name="ce52" office:value-type="string" calcext:value-type="string">
            <text:p>новые тулзы</text:p>
          </table:table-cell>
          <table:table-cell table:number-columns-repeated="1023"/>
        </table:table-row>
        <table:table-row table:style-name="ro1">
          <table:table-cell table:style-name="ce52" office:value-type="string" calcext:value-type="string">
            <text:p>хай тех</text:p>
          </table:table-cell>
          <table:table-cell table:number-columns-repeated="1023"/>
        </table:table-row>
        <table:table-row table:style-name="ro1">
          <table:table-cell table:style-name="ce52" office:value-type="string" calcext:value-type="string">
            <text:p>передовые тулзы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ё о чём у меня просят разрешени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абы которые сосут с меня энергию (о которых “на фоне” думаю и т.д.). та и вообще. Люди. И ситуации.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социальные групп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которые мне кажется никогда не сломаются.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двери которые я хочу открыть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Вещи которые в себе обьединяют каналы связи, превращение и руки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Любые деструктивные использования чего либо (когда использовал и оно исчезло, разрушилось)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любые траты энергии</text:p>
          </table:table-cell>
          <table:table-cell table:number-columns-repeated="1023"/>
        </table:table-row>
        <table:table-row table:style-name="ro1">
          <table:table-cell table:style-name="ce57" office:value-type="string" calcext:value-type="string">
            <text:p>тайные проходы, потайные двери, рычаги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то куда меня тян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реды мне (нанесённые ранее или те которые наносят сейчас или нанесут в будущем) - “будущие” - например те которые я вижу с помощью майндмапов несутся на меня как поезд. Как когда я видел что россия нападёт на украину потому что граница языков не совпадает с географической границей. т.е. это ответ что делать с майндмапами.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вычисление алгоритмов инфраструктур (из моих писем). И потребности пропустишь. (пункт, решить когда будет время, я этим методом получал то что нужно гештальту – Киев и т.п. - до того как узнал о вопроснике и колдовстве.)</text:p>
          </table:table-cell>
          <table:table-cell table:style-name="ce26" table:number-columns-repeated="21"/>
          <table:table-cell table:number-columns-repeated="1002"/>
        </table:table-row>
        <table:table-row table:style-name="ro1">
          <table:table-cell table:style-name="ce1" office:value-type="string" calcext:value-type="string">
            <text:p>сущности которые говорят “я – проблема, и что ты мне сделаешь”.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РАНЫ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1" office:value-type="string" calcext:value-type="string">
            <text:p>БОЛЬ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1" office:value-type="string" calcext:value-type="string">
            <text:p>ВСЁ ЧТО НАДО ЛЕЧИТЬ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8" office:value-type="string" calcext:value-type="string">
            <text:p>общие знаменатели (с человеком или с миром, т.е. Если их проблема – и твоя проблема тоже, тогда решай. Если нет – то нет.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ункт (целью которого является облегчить жизнь Оле, и решить моё с ней бессилие и дискредитации меня).</text:p>
            <text:p/>
            <text:p><text:span text:style-name="T7">Звонок Оле.</text:span></text:p>
            <text:p><text:span text:style-name="T7">Ольчик.</text:span></text:p>
            <text:p><text:span text:style-name="T7">Хотел услышать твой голос.</text:span></text:p>
            <text:p><text:span text:style-name="T7">Услышал твой голос и стало легче.</text:span></text:p>
            <text:p><text:span text:style-name="T7">Я живу ради тебя.</text:span></text:p>
            <text:p><text:span text:style-name="T7">Ради тебя я просыпаюсь каждое утро и учусь куче разных вещей.</text:span></text:p>
            <text:p><text:span text:style-name="T7">И все твои старания были не напрасны.</text:span></text:p>
            <text:p><text:span text:style-name="T7">Они дали мне достаточно пищи для ума, чтоб теперь я решал всё сам.</text:span></text:p>
            <text:p><text:span text:style-name="T7">Я прошёл дома курс гештальт терапии, и много чего переосмыслил о своей жизни за этих полтора года.</text:span></text:p>
            <text:p><text:span text:style-name="T7">Теперь я не останавливаюсь на достигнутом, и себя не торможу.</text:span></text:p>
            <text:p><text:span text:style-name="T7">Теперь, когда у меня есть какой-то пункт – я вначале делаю пару часов самоанализа, чтоб понять, не являюсь ли я источником проблемы, прежде чем его решать.</text:span></text:p>
            <text:p/>
            <text:p><text:span text:style-name="T7">У меня не было после тебя никого.</text:span></text:p>
            <text:p><text:span text:style-name="T7">Я не могу смотреть другим девчонкам в глаза, потому что глядя на них я вспоминаю тебя.</text:span></text:p>
            <text:p><text:span text:style-name="T7">Твоё доверие.</text:span></text:p>
            <text:p><text:span text:style-name="T7">Тем более я не могу пройти всё то же самое с кем-то другим, или делать вид что этого не было.</text:span></text:p>
            <text:p><text:span text:style-name="T7">Не могу жить с мыслью, как я тебя подвёл.</text:span></text:p>
            <text:p><text:span text:style-name="T7">Мой гештальт привёл давно к концу все мои кредиты, спонтанные выходки, вопли, доказывания, нытьё и всё прочее.</text:span></text:p>
            <text:p><text:span text:style-name="T7">Я теперь просто день и ночь работаю.</text:span></text:p>
            <text:p/>
            <text:p><text:span text:style-name="T7">Последние месяцы того, как мы встречались, моя злость обьяснялась моим ощущением бессилия.</text:span></text:p>
            <text:p><text:span text:style-name="T7">Мне тогда под конец уже надоело прятаться, и я понимал, что того, что я с тобой хотел, у меня не будет.</text:span></text:p>
            <text:p><text:span text:style-name="T7">Мне стоило поддержать твои мысли о разводе. </text:span></text:p>
            <text:p><text:span text:style-name="T7">По крайней мере тогда я бы мог быть с тобой.</text:span></text:p>
            <text:p/>
            <text:p><text:span text:style-name="T7">Твой хахаль чмырит и меня и тебя.</text:span></text:p>
            <text:p><text:span text:style-name="T7">Я дал ему шанс всё утрясти.</text:span></text:p>
            <text:p><text:span text:style-name="T7">И измениться.</text:span></text:p>
            <text:p><text:span text:style-name="T7">Но он мне дальше пишет гадости и намёки на угрозы.</text:span></text:p>
            <text:p><text:span text:style-name="T7">И я думаю, что если это уж до меня долетает, даже когда я уже не захожу ни на какие сайты, то думаю у тебя дома этого точно всего намного больше.</text:span></text:p>
            <text:p/>
            <text:p><text:span text:style-name="T7">Я не могу смотреть как ты там держишься.</text:span></text:p>
            <text:p><text:span text:style-name="T7">И не заслуженно пропадаешь.</text:span></text:p>
            <text:p><text:span text:style-name="T7">Я не могу так поступить с тобой. </text:span></text:p>
            <text:p><text:span text:style-name="T7">Не могу оставить тебя на призволяще.</text:span></text:p>
            <text:p/>
            <text:p><text:span text:style-name="T7">Я знаю, что я был для тебя чуть ли не богом во плоти, и мечтой всей жизни.</text:span></text:p>
            <text:p><text:span text:style-name="T7">Потому что кусочки пазла были у меня в голове. </text:span></text:p>
            <text:p><text:span text:style-name="T7">Я их тогда просто не собрал. </text:span></text:p>
            <text:p><text:span text:style-name="T7">А теперь я их собираю день и ночь. </text:span></text:p>
            <text:p><text:span text:style-name="T7">Мы созданы друг для друга.</text:span></text:p>
            <text:p/>
            <text:p><text:span text:style-name="T7">Я не хочу, чтоб ты бедняжка ходила снова по священникам плакать.</text:span></text:p>
            <text:p><text:span text:style-name="T7">Которые будут вешать тебе лапшу “терпи” только потому, что им выгодно, чтоб ты к ним приходила.</text:span></text:p>
            <text:p/>
            <text:p><text:span text:style-name="T7">Я хочу чтоб ты была счастлива.</text:span></text:p>
            <text:p><text:span text:style-name="T7">Выходи за меня замуж.</text:span></text:p>
            <text:p/>
            <text:p><text:span text:style-name="T7">Да.</text:span></text:p>
            <text:p><text:span text:style-name="T7">Я это сказал.</text:span></text:p>
            <text:p/>
            <text:p><text:span text:style-name="T7">Выходи за меня.</text:span></text:p>
            <text:p/>
            <text:p><text:span text:style-name="T7">Можешь не сразу.</text:span></text:p>
            <text:p><text:span text:style-name="T7">Можешь развестись, пожить два года в своё удовольствие, а потом я спрошу тебя снова.</text:span></text:p>
            <text:p><text:span text:style-name="T7">У меня нет ни малейших сомнений, что ты справишься, и что так – лучше всего.</text:span></text:p>
            <text:p/>
            <text:p><text:span text:style-name="T7">Давай встретимся.</text:span></text:p>
            <text:p><text:span text:style-name="T7">Минут на пятнадцать.</text:span></text:p>
            <text:p/>
            <text:p/>
            <text:p><text:span text:style-name="T7">Я сдерживал себя в сексе чтоб сохранить твой мир. Но теперь я понимаю что лучше б не сдерживал, чтобы тебе было что вспомнить.Поговорим об этом.</text:span></text:p>
            <text:p><text:span text:style-name="T7">Поъдем з тобою в киъв ы з кынцями, хто нам що зробить.</text:span></text:p>
            <text:p/>
            <text:p><text:span text:style-name="T7">Як ні то хоча б скажи що ти про то думаєш.</text:span>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БЕССИЛИЕ (как вариант – недоступность)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надежды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мои возможности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дискредитации 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ПРОБЛЕМ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окажется в зоне видимости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требования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стандар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лос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улинги</text:p>
          </table:table-cell>
          <table:table-cell table:number-columns-repeated="1023"/>
        </table:table-row>
        <table:table-row table:style-name="ro1">
          <table:table-cell table:style-name="ce68" office:value-type="string" calcext:value-type="string">
            <text:p>обсерания меня кем-либ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ниж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итик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зо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довери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еровый транспор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лохие книг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8">Пункт: </text:span><text:span text:style-name="T9">Найди замену берушам. (может майндмапы может дом может ещё что-то)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вои тарака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рочк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х кто тебя любит и боготворит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текущие мои проек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ай те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твои инструменты. Которыми ты перебираешь пункт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есть теория что все эти пункты если решить то миру хватит и этог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щий знаменатель всех моих майндмапов (то, частью чего они все являютс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дают колдовские шмар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вторения которые против твоей воли. Их надо избегать а не решать. И промайндмапь ты все их компоненты – они исчезнут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курс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рсы</text:p>
          </table:table-cell>
          <table:table-cell table:number-columns-repeated="1023"/>
        </table:table-row>
        <table:table-row table:style-name="ro1">
          <table:table-cell table:style-name="ce59" office:value-type="string" calcext:value-type="string">
            <text:p>Проект: Менторинг</text:p>
          </table:table-cell>
          <table:table-cell table:number-columns-repeated="1023"/>
        </table:table-row>
        <table:table-row table:style-name="ro1">
          <table:table-cell table:style-name="ce59" office:value-type="string" calcext:value-type="string">
            <text:p>Пункт: сходить на акушерные курсы.</text:p>
          </table:table-cell>
          <table:table-cell table:number-columns-repeated="1023"/>
        </table:table-row>
        <table:table-row table:style-name="ro1">
          <table:table-cell table:style-name="ce52" office:value-type="string" calcext:value-type="string">
            <text:p>претензии и требования ВСЕХ коммунистов (которые считают, что я им что-то не дал или отобрал, не только тех которые имеют притензии ко мне, но и к кому угодно), то что их вызвало и то, что они хотят получить (вероятно у меня есть дыры)</text:p>
          </table:table-cell>
          <table:table-cell table:number-columns-repeated="1023"/>
        </table:table-row>
        <table:table-row table:style-name="ro1">
          <table:table-cell table:style-name="ce57" office:value-type="string" calcext:value-type="string">
            <text:p>те кто сделал тебе комплимен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на что человек дрочит (или я или любое другое существ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вобода и не-нулёвость моих ddx relative to each other. Т.е. если мои части способны расти – они должны быть пропущены через вопросник. Для отделения их друг от друга. А то я много сил потратил на то, чтоб расти “таким как я есть” (т.е. чтоб пропорции роста относительно друг друга шли линейно). Короче “все части меня которые способны расти и развиваться” - каждую отдельн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апре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когда “трудно”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Места где лежит куча несортированных инструменто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групповушницы</text:p>
          </table:table-cell>
          <table:table-cell table:number-columns-repeated="1023"/>
        </table:table-row>
        <table:table-row table:style-name="ro1">
          <table:table-cell table:style-name="ce57" office:value-type="string" calcext:value-type="string">
            <text:p>Проект: преследование нужной мне личности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Проект: система образования.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<text:span text:style-name="T10">Проект: </text:span><text:span text:style-name="T11">переезды на длительные расстояния (в какой-то мере они сопряжены с напряжением, нервным истощением и статичной нагрузкой).</text:span>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<text:span text:style-name="T12">то что “подождёт” </text:span><text:span text:style-name="T13">(по сути оно имеет континуус точки – висит в уме пока я над чем-то работаю, потому оно наверно даже должно быть вне очереди, потому что оно явно нужно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арания</text:p>
          </table:table-cell>
          <table:table-cell table:number-columns-repeated="1023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скажи себе что ты молодец" table:style-name="ta2">
        <table:table-column table:style-name="co2" table:number-columns-repeated="1024" table:default-cell-style-name="ce37"/>
        <table:table-row table:style-name="ro1">
          <table:table-cell table:style-name="ce57" office:value-type="string" calcext:value-type="string">
            <text:p>скажи себе что ты молодец что ты за это взялся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астью какого круга оно является" table:style-name="ta2">
        <table:table-column table:style-name="co2" table:number-columns-repeated="1024" table:default-cell-style-name="ce37"/>
        <table:table-row table:style-name="ro1">
          <table:table-cell table:style-name="ce39" office:value-type="string" calcext:value-type="string">
            <text:p>Частью какого круга (от какого начала до какого конца) оно является. И на какой оно позиции. Так на вскидку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е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ебнос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ек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 живу на её ше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ною что мне мало того что она даёт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я вижу по этому поводу в своей фазе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37"/>
        <table:table-column table:style-name="co2" table:number-columns-repeated="1023" table:default-cell-style-name="ce37"/>
        <table:table-row table:style-name="ro2">
          <table:table-cell table:style-name="ce34" office:value-type="string" calcext:value-type="string">
            <text:p>ЧТО я вижу по этому поводу в своей фазе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чмырю её потому что люблю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нет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чмырю потому что отберут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ладно. Пора этому положить конец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это личност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как минимум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а там посмотрим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это не источник “чего-то хорошего”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это тварь как и все остальные.</text:p>
          </table:table-cell>
          <table:table-cell table:style-name="ce52" table:number-columns-repeated="255"/>
          <table:table-cell table:number-columns-repeated="768"/>
        </table:table-row>
        <table:table-row table:style-name="ro1" table:number-rows-repeated="65524">
          <table:table-cell table:style-name="ce52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37"/>
        <table:table-column table:style-name="co2" table:number-columns-repeated="1023" table:default-cell-style-name="ce37"/>
        <table:table-row table:style-name="ro2">
          <table:table-cell table:style-name="ce34" office:value-type="string" calcext:value-type="string">
            <text:p>Что я колдую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Что затрагивает эту задачу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Моя гипотеза, почему этот вопрос важен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еду. Хз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браво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еду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тут всё</text:p>
          </table:table-cell>
          <table:table-cell table:style-name="ce52" table:number-columns-repeated="255"/>
          <table:table-cell table:number-columns-repeated="768"/>
        </table:table-row>
        <table:table-row table:style-name="ro1" table:number-rows-repeated="65527">
          <table:table-cell table:style-name="ce52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37"/>
        <table:table-column table:style-name="co2" table:number-columns-repeated="1023" table:default-cell-style-name="ce37"/>
        <table:table-row table:style-name="ro1">
          <table:table-cell table:style-name="ce34" office:value-type="string" calcext:value-type="string">
            <text:p>Что ты можешь сейчас сделать чтоб сделать себе хорошо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попить чаю наверно, хз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попей. Тут всё.</text:p>
          </table:table-cell>
          <table:table-cell table:style-name="ce52" table:number-columns-repeated="255"/>
          <table:table-cell table:number-columns-repeated="768"/>
        </table:table-row>
        <table:table-row table:style-name="ro1" table:number-rows-repeated="65528">
          <table:table-cell table:style-name="ce52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37"/>
        <table:table-column table:style-name="co2" table:number-columns-repeated="1023" table:default-cell-style-name="ce37"/>
        <table:table-row table:style-name="ro1">
          <table:table-cell table:style-name="ce34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Примеры сегодняшних коэффициентов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х3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 2014м было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х7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на 2020й год (долго не программировал)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эм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ок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индивидуально но ладно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я думал есть польза от того чтоб её иногда НЕ видеть.</text:p>
          </table:table-cell>
          <table:table-cell table:style-name="ce52" table:number-columns-repeated="255"/>
          <table:table-cell table:number-columns-repeated="768"/>
        </table:table-row>
        <table:table-row table:style-name="ro1" table:number-rows-repeated="65523">
          <table:table-cell table:style-name="ce52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37"/>
        <table:table-column table:style-name="co2" table:number-columns-repeated="1023" table:default-cell-style-name="ce37"/>
        <table:table-row table:style-name="ro1">
          <table:table-cell table:style-name="ce34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волчицу которая не дала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то же самое что было когда я дрочил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месть за дрочь и справедливость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и праведность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и мучения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и т.п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она не видила твоих ресёрчей. И не будет смотреть если вбивать их в голову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она хочет просто бабок.</text:p>
          </table:table-cell>
          <table:table-cell table:style-name="ce52" table:number-columns-repeated="255"/>
          <table:table-cell table:number-columns-repeated="768"/>
        </table:table-row>
        <table:table-row table:style-name="ro1" table:number-rows-repeated="65526">
          <table:table-cell table:style-name="ce52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37"/>
        <table:table-row table:style-name="ro1">
          <table:table-cell table:style-name="ce34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52" table:number-columns-repeated="127"/>
          <table:table-cell table:number-columns-repeated="896"/>
        </table:table-row>
        <table:table-row table:style-name="ro1">
          <table:table-cell table:style-name="ce56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52" table:number-columns-repeated="127"/>
          <table:table-cell table:number-columns-repeated="896"/>
        </table:table-row>
        <table:table-row table:style-name="ro1">
          <table:table-cell table:style-name="ce52" table:number-columns-repeated="128"/>
          <table:table-cell table:number-columns-repeated="896"/>
        </table:table-row>
        <table:table-row table:style-name="ro1">
          <table:table-cell table:style-name="ce52" office:value-type="string" calcext:value-type="string">
            <text:p>много травм по её вине.</text:p>
          </table:table-cell>
          <table:table-cell table:style-name="ce52" table:number-columns-repeated="127"/>
          <table:table-cell table:number-columns-repeated="896"/>
        </table:table-row>
        <table:table-row table:style-name="ro1">
          <table:table-cell table:style-name="ce52" office:value-type="string" calcext:value-type="string">
            <text:p>точнее по её недосмотру.</text:p>
          </table:table-cell>
          <table:table-cell table:style-name="ce52" table:number-columns-repeated="127"/>
          <table:table-cell table:number-columns-repeated="896"/>
        </table:table-row>
        <table:table-row table:style-name="ro1">
          <table:table-cell table:style-name="ce52" table:number-columns-repeated="128"/>
          <table:table-cell table:number-columns-repeated="896"/>
        </table:table-row>
        <table:table-row table:style-name="ro1">
          <table:table-cell table:style-name="ce52" office:value-type="string" calcext:value-type="string">
            <text:p>ок согласен</text:p>
          </table:table-cell>
          <table:table-cell table:style-name="ce52" table:number-columns-repeated="127"/>
          <table:table-cell table:number-columns-repeated="896"/>
        </table:table-row>
        <table:table-row table:style-name="ro1">
          <table:table-cell table:style-name="ce52" office:value-type="string" calcext:value-type="string">
            <text:p>недосмотр это проблема.</text:p>
          </table:table-cell>
          <table:table-cell table:style-name="ce52" table:number-columns-repeated="127"/>
          <table:table-cell table:number-columns-repeated="896"/>
        </table:table-row>
        <table:table-row table:style-name="ro1">
          <table:table-cell table:style-name="ce52" office:value-type="string" calcext:value-type="string">
            <text:p>а не вина.</text:p>
          </table:table-cell>
          <table:table-cell table:style-name="ce52" table:number-columns-repeated="127"/>
          <table:table-cell table:number-columns-repeated="896"/>
        </table:table-row>
        <table:table-row table:style-name="ro1" table:number-rows-repeated="119">
          <table:table-cell table:style-name="ce52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37"/>
        <table:table-column table:style-name="co2" table:number-columns-repeated="1023" table:default-cell-style-name="ce37"/>
        <table:table-row table:style-name="ro1">
          <table:table-cell table:style-name="ce34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для неё да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для меня это детский сад.</text:p>
          </table:table-cell>
          <table:table-cell table:style-name="ce52" table:number-columns-repeated="255"/>
          <table:table-cell table:number-columns-repeated="768"/>
        </table:table-row>
        <table:table-row table:style-name="ro1" table:number-rows-repeated="65531">
          <table:table-cell table:style-name="ce52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7"/>
        <table:table-column table:style-name="co2" table:number-columns-repeated="1023" table:default-cell-style-name="ce37"/>
        <table:table-row table:style-name="ro1">
          <table:table-cell table:style-name="ce34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бедность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незнание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и хаос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тогда почему ты знание не создашь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это трудно. И не всегда есть рвемя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и часто надо вне очеред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вы говорили. Что много чего возникает в моей голове из-за того что я не делюсь ресёрчами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но делиться пока нечем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я хз. Я хочу отдохнуть от неё.</text:p>
          </table:table-cell>
          <table:table-cell table:style-name="ce52" table:number-columns-repeated="255"/>
          <table:table-cell table:number-columns-repeated="768"/>
        </table:table-row>
        <table:table-row table:style-name="ro1" table:number-rows-repeated="65522">
          <table:table-cell table:style-name="ce52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7"/>
        <table:table-column table:style-name="co2" table:number-columns-repeated="1023" table:default-cell-style-name="ce37"/>
        <table:table-row table:style-name="ro1">
          <table:table-cell table:style-name="ce34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Эм…………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ну она учит. 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книги. хз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толкает части книг тем кто не понимает о чём реч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а так вроде всё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Она – пересказыватель частей книг.</text:p>
          </table:table-cell>
          <table:table-cell table:style-name="ce52" table:number-columns-repeated="255"/>
          <table:table-cell table:number-columns-repeated="768"/>
        </table:table-row>
        <table:table-row table:style-name="ro1" table:number-rows-repeated="65528">
          <table:table-cell table:style-name="ce52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7"/>
        <table:table-column table:style-name="co2" table:number-columns-repeated="1023" table:default-cell-style-name="ce37"/>
        <table:table-row table:style-name="ro1">
          <table:table-cell table:style-name="ce34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бедност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либо это либо умереть с голода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эм а почему она умирает с голода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потомучто мало работает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нет. Потому что то над чем она работает не решает всемирных проблем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она кусочек пазла как и все остальные.</text:p>
          </table:table-cell>
          <table:table-cell table:style-name="ce52" table:number-columns-repeated="255"/>
          <table:table-cell table:number-columns-repeated="768"/>
        </table:table-row>
        <table:table-row table:style-name="ro1" table:number-rows-repeated="65525">
          <table:table-cell table:style-name="ce52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37"/>
        <table:table-column table:style-name="co2" table:number-columns-repeated="1023" table:default-cell-style-name="ce37"/>
        <table:table-row table:style-name="ro1">
          <table:table-cell table:style-name="ce34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я от неё уезжал пару раз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но возвращался потому что некуда мне ехат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эм. ок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тут всё.</text:p>
          </table:table-cell>
          <table:table-cell table:style-name="ce52" table:number-columns-repeated="255"/>
          <table:table-cell table:number-columns-repeated="768"/>
        </table:table-row>
        <table:table-row table:style-name="ro1" table:number-rows-repeated="65528">
          <table:table-cell table:style-name="ce52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7"/>
        <table:table-column table:style-name="co2" table:number-columns-repeated="1023" table:default-cell-style-name="ce37"/>
        <table:table-row table:style-name="ro1">
          <table:table-cell table:style-name="ce34" office:value-type="string" calcext:value-type="string">
            <text:p>Какой перманентный вред нанесённый мне оно решает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вес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Я – сплошной перманентный вред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и она чинит меня бутербродам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моя жизнь это перманентный вред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эм. охуенная у тебя самооценка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если б не была меня б любил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тебя любит Оля. Этого мало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нет. Этого достаточно. Оля которая “дрочильный коллайдер”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эм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никто мня не любит. Оля ебанутая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а эта дура – овуляшка которой не повезло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не нашлось принцев на её пути. Вокруг были савдеповские уроды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да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а ты не урод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такие вещи ей говорит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ты видишь. Как только есть уверенность в том что член будет удовлетворён -ты выключаешь любого рода поиск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поиск путей к решению конфликта. Ты даже кликер бросил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потому что я думал гарантия удовлетворения будет после круга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один раз чувак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эм. тут всё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я хз. Не знаю. Я просто думаю что может я реально что-то как-то не так говорю если всё время мучаюсь с ней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расскажи о своих мучениях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она дрочит мне вещи которые дрочить вредно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музыка. Фильмы. Пересказывания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херня которую я могу и погуглит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а когда она “создаёт” - то это херня типа паски из клея и палок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её творчество мне не помогает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а пересказывание я отторгаю в принципе потому что оно не адаптировано под меня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я хочу фантазий. В мою сторону. От неё. Я не хочу ассоциаций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я уникален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а у неё бред в голове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постоянно пытается всунуть меня в какие-то рамк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засунуть блядь в бункер в котором у меня всё есть и ничо не нужно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чтобы с миром не контактировал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потому что как только я контактирую с миром и учусь – я начинаю что-то делать в доме, и она начинает орат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а я начинаю вредить себе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эм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странный вывод. Ну ок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тут всё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бункером ты недоволен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стены которого она поддерживает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это не бункер. А безлюдный остров. Вспомни. Это один из вредов. Вред из-за нехватк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у меня блядь эпилепсия была потому что у меня не было б12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ок. соглашаюсь. Пельмени с мясом и шпондер на закуску это не лучшая диета. 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но ты это ж вроде решил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к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но почему не она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плеват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плевать. 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если значешь что сказать – скаж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Нет – то нет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она постоянно спрашивает “чего тебе нехватает”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и она купит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угу. А мне нехватает простого тепла и ласк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……………………………………………………………………….. наконец-то. Брось это в потребност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тепло и ласку.</text:p>
          </table:table-cell>
          <table:table-cell table:style-name="ce52" table:number-columns-repeated="255"/>
          <table:table-cell table:number-columns-repeated="768"/>
        </table:table-row>
        <table:table-row table:style-name="ro1" table:number-rows-repeated="65455">
          <table:table-cell table:style-name="ce52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37"/>
        <table:table-column table:style-name="co2" table:number-columns-repeated="1023" table:default-cell-style-name="ce37"/>
        <table:table-row table:style-name="ro1">
          <table:table-cell table:style-name="ce34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ласка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ухаживания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знания моих привычек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пичьканье меня витаминками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чай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вопросы о самочувствии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курс базовой психологии и педагогики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знание как работают мои мозги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привычка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она под меня адаптировалась короче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она мой аппендикс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моя связь с внешним миром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что она говорит я считаю истинной от и до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а потом оказывается что это истина пропущенная через фильтр её незнаний и предвзятостей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и что на деле картина более сложна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а её картина бесполезна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и я потратил время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эм. пример можно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когда она говорит что что-то решить нельзя. И всю жизнь твердит что нет в мире нормальной обув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а потом я иду в Экко и покупаю обувь которая служит мне 10 лет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……………………………………………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тот хлам который супер важен пока не начну анализировать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а потом оказывается что это просто рваные носки… а не декорация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оу. ок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т.е. то что она даёт ты считаешь аксиомой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тем что надо хавать от и до, сразу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без пережовывания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да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звучит как ребёнок присосавшийся к сиське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с поправкой на то что раньше сиськой служил организм, а теперь – её навыки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т.е. претензия главная в том что она ничего не умеет такого что было бы полезного в мире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ДА!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Я ПОНЯЛ ТЕБЯ. ок. Отлично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тут всё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т.е. ты хочешь чтоб она умела защищаться живя на улице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а она живёт с абстрагированием от всего а потом удивляется что у неё нету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да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мы спорили сейчас с ней об этом час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что абстрагироваться можно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и не есть сахар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но это влияет на мою работу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оу. ок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что это требует ресурсов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1" office:value-type="string" calcext:value-type="string">
            <text:p>звучит как твоё неимение каких либо майндмапов отсеивающих мух от котлет прежде чем они дойдут до твоих рук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…………………………….. эм……………. ок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иди. Пометь это чёрным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скажи ей что ты работаешь над этим конфликтом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тут всё. Иди помоги ей. Или нет. Сгони Мусю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вот вот. Ради неё мне надо сгонять тех кто удовлетворяет мои части. Я много чего потерял на что дрочил, из-за её заморочек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т.е. я бы предпочёл иметь право обвешать дом буферам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а не смотреть на неё одну весь остаток моей жизн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Оукей…………… но дронять вредно, ты сам сказал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Дронять вредно когда не на бабу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я хз. Я не могу сказать что я скучаю о 90х. Но меня могли хотя бы спросить можно ли их убрать или нет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к. власть над тёткам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да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власть не над тётками ты хочеш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а ты хочешь иметь способность не учить их все вот эти мелочи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ты мечтаешь стать быдлом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эм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иди. Ты это решил лёгкостью. Почему тебе легко стать быдлом когда тебе “хорошо” и “полезно” изучать мелочи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смотри. Ольку вернул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ещё неизвестно вернул или нет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иди. Посмотриш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ты не ответл на вопрос. Почему? Почему тебе проще тёлок иметь пачками чем учиться ради того чтоб не менять их как перчатки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почему ты не делаешь выводов “у меня это уже было”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эм. я не знаю. хз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отметь жирным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у меня вокруг сиськи. Что мне ещё делать? Дрочить на них или что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у меня в голове сплошные сиськи. Вся жизнь сиськи. Естественно я бабник. Что ещё мне делат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любить тех кто не уходит от тебя после траха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как минимум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никто не уходит. Толку уходить если я могу так выебать что не уйдут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ясно. Значит ты бабник только потому что ты хорош. И не хочешь потратить свои дни на херовых баб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да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на всяких Валь, Ир и прочих шмар со двора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да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и на христин. И …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м… христина……………………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понимаешь о чём я? Они все на одно лицо. Но что-то в тебе есть такое, что привлекает, но не даёт им завести с тобой ЛТР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может это две вещ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т.е. этикетка у тебя хорошая но потом в ход идут твои тараканы и ты не можешь с ними быть с этой тёлкой. И потом всё по новой с другой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ты нимфоман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чего ты ищешь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я хочу быть с <text:s/>теми на кого я дрочу. Толку мне дрочить на тех кто доступен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оу. ок. Поговорим об этом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а надо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я вроде всё сказал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ты. хочешь быть. С теми на кого ты дрочиш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ты “кул-завоеватель”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женских пизд. Тоже мне достижение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эм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а что делать с теми на кого ты дрочил и уже выебал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будут в моём списке открытых возможностей. Страховок. Мостов. Защит. Путей. Перманентных решений того или иного направления гештальта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эм. у гештальта нет направлений. Суть гештальта понять какие тараканы тебе заменили твои базовые потребност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удовлетворение тараканов это повод считать себя больным. Представь человека который дрочит на кактусы. 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ок. значит я нимфоман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давай давай. Выговорись. Что тебя муляет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когда я их трахну они становятся турретом удовлетворяющим мои нужды постоянно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я ощущаю себя …. хз. Целостным. Когда в мире есть кто-то кто затыкает постоянно те или иные мои дырки. Одну бабу для одних дырок, вторую для вторых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меня потому к ним и тянет, что мой гештальт и голод постоянно меняется. И мне надо разные бабы чтоб с этим жит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чтоб быть собой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а ты не думал что может тебе надо удовлетворять… ну… скажем…….. секс. Сам по себе? Типа пофиг с кем. Типа ебись направо налево со всеми кто предложит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…………………………………………………….. думал. Много раз. Но они когда предлогают – обычно это не те бабы, которые заткнут мой гештальт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обычно это бабы которые хотят чтоб я заткнул их гештальт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и в Хмельницком я даже пробовал знаешь …………………….. решать их гештальт сразу. И они начинали за мной бегат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а когда начинали я ощущал свой вот этот столб отсутствия дыр (по принципу континуус латаний)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И………………. и всё. И я терял смысл развиваться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потому что цель моих развитий часто лежит в том что мои язвы открыты миру и я ищу путь их защитит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защитить а не залатать. Дыры мне дают повод трахать кого угодно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нет брат. Тебе даёт повод трахать кого угодно твоя способность заткнуть ИХ дыры. И только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а как же мои? Ведь так приятно …… дрочить… на их затыкание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дрочить приятно на что угодно. Но их затыкание надо заменить их отсутствием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дрочить на их затыкание это извращение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а следовательно – группа риска по болезням. И нарушению целостност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т.е. ты реально дрочил каждый раз когда у тебя была дыра и ты видел бабу которую в принципе можно воспринимать как решение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затычку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ты дрочил на учительниц короче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да. было дело.много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ну вот. Это надо прекратит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эм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учительница это баба которая в тебе состыкует кусочки пазла. Так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и дрочить на неё это делает тебя не самодостаточным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делает тебя тем кому надо пойти постоянно к ней, чтобы заткнуть аналогичные дыры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как было с Олькой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как будет не раз с другими бабами которые “выше тебя” в плане знаний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но такой вопрос. Нужны ли тебе бабы у которых есть ответы на все твои вопросы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вот если б ты выбрал кого ебать – Куимову или Ревок. Кого б ты выбрал? Если б они реально обе просто разделись и стояли перед тобой.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хочу сказать “ревок”. Потому что она ……. хз. Своим внешним видом затыкает дыры. В то время как куимова затыкает мозгами. Хз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я не знаю. Обеих. Я не хочувыбират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что вообще значит выбрать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накой вообще мне эти бабы если не для затычек моих проблем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вот вот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что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когда у тебя всё охуенно и ты монолит – тебе никто не нужен. И это было у тебя например с Ольгой в Хмельницке и тем жирным пидором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когда ты нашел некоторые затычки в постоянном движении инфраструктуры вокруг себя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эм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иди. Тут всё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а вывод будет хоть какой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вывод. В том. Что ты дрочишь. На тех. Кто затыкает. Дыры. Между твоими. Знаниями. И кусками Гештальта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……………………….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ты ищешь турреты короче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вместо того чтоб быть динамичным турретом самому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1" office:value-type="string" calcext:value-type="string">
            <text:p>ты говоришь дыры гештальта а я в этом вижу подкармливание тараканов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т.е. есть вещи которые удовлетворяют не полностью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а между ними дыры которые не удовлетворяют вообще ничего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как поход от одной бабы к другой где одна хорошо сосёт, вторая даёт в жопу, а между ними дорога дождя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по которому надо идти 5 километров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/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верно. Жажда не только новых баб но и их комбинаций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ты пианист. А твои бабы – клавиш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и тебе нравится то какие аккорды ты можешь играть по ним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/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да. в точку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/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отлично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тут всё. Пометь жирным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т.е.ты групповушник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ты любишь оргии. Вот такой ты чувак. Тебе подавай 300 баб. Мюзикл стонов. А ты будешь слушать как оно сливается воедино в одну большую симфонию оргазмов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/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о да. да. ДА. Запиши меня на это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/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ок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но ты понимаешь да? Это безумие. Ты ненавидишь индивидуальные ноыт но любишь симфони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тебя привлекает трудност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баланс трудности и автоматизма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тут всё.</text:p>
          </table:table-cell>
          <table:table-cell table:style-name="ce52" table:number-columns-repeated="255"/>
          <table:table-cell table:number-columns-repeated="768"/>
        </table:table-row>
        <table:table-row table:style-name="ro1" table:number-rows-repeated="65292">
          <table:table-cell table:style-name="ce52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37"/>
        <table:table-column table:style-name="co2" table:number-columns-repeated="1023" table:default-cell-style-name="ce37"/>
        <table:table-row table:style-name="ro1">
          <table:table-cell table:style-name="ce34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эм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вяжет свитера подружкам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шьет одежды подружкам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ходит на встречи с подружками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хз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я без понятия. 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т.е. голод подружек выебнуться она решает рукоделием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вышиванки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вязание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угу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затычки между их гештальтами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мне трудно, я щас не соображаю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я не думал об этом в таком ракурсе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а какие ещё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покупает в дом что может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удлинитель там, или колонк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на базаре за 2 гривны, самые дешёвые лишь бы был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ок. а ещё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ну то что она меня пичкает витаминами это я записал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ещё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моет весь хлам в доме (чтоб когда люди приходят – было чисто)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ещё? 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платит за моё удовлетворение моих тараканов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они ведь все убыточны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ВОТ. Это то чем она тебе приткнула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так. Отлично. 5 минут на “подумать” и продолжим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решает комплексы и неуверенность парней своим послушанием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шьёт чехлы на мебель. И на подушк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чтобы что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чтоб сидеть было комфортно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ок. это твои и её повторения. Решает. Временными затычками. Так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да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ну значит она делает то к чему привели её мелкие статистические ресёрчи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ДА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вот и отлично. Тут всё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делает свои выводы полученные через своие статистические ресёрчи всем кому нужно… бесплатно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да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вот и проблема. Проблема лестниц не к той стенке. Проблема голода. Проблема затычек и т.п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проблема сахара. Халвы. Всё тут. “кусок нужен – я его беру, а как он вяжется со всем остальным и какая шкала идеальностей – мне похуй”,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да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ну потому её и чмырят все подряд. Ид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она бывает даже задалбывает меня этими ресёрчами. Как с тем ёбанным кольцом. Прикинула “я не брала, значит Сергей, тут нету, там нету, иду спрашивать зачем он его украл”, когда проблема была в том что у неё нет системы в которой не может вообще что либо исчезнут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иди</text:p>
          </table:table-cell>
          <table:table-cell table:style-name="ce52" table:number-columns-repeated="255"/>
          <table:table-cell table:number-columns-repeated="768"/>
        </table:table-row>
        <table:table-row table:style-name="ro1" table:number-rows-repeated="65464">
          <table:table-cell table:style-name="ce52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37"/>
        <table:table-column table:style-name="co2" table:number-columns-repeated="1023" table:default-cell-style-name="ce37"/>
        <table:table-row table:style-name="ro1">
          <table:table-cell table:style-name="ce34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эм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социальных норм наверно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всё что считают что “надо” - она делает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надо пойти к подружке на день рожденья – она пойдёт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Праздник – надо накрыть на стол – она накроет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человек, чья энергия – расходник того что нужно социуму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опять таки бесплатно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ок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отлично. Охуеть. Это глубже чем ты когда либо анализировал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иди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посмотрим что будет</text:p>
          </table:table-cell>
          <table:table-cell table:style-name="ce52" table:number-columns-repeated="255"/>
          <table:table-cell table:number-columns-repeated="768"/>
        </table:table-row>
        <table:table-row table:style-name="ro1" table:number-rows-repeated="65522">
          <table:table-cell table:style-name="ce52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37"/>
        <table:table-column table:style-name="co2" table:number-columns-repeated="1023" table:default-cell-style-name="ce37"/>
        <table:table-row table:style-name="ro1">
          <table:table-cell table:style-name="ce34" office:value-type="string" calcext:value-type="string">
            <text:p>Как это повторение делает меня лучше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лечит меня от вредов себе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но теперь выяснилось что не она а иконы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а кроме этого…… ну те же социальные нормы наверно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делает из меня “левого” - чувака который знает, кто ему что “должен делать по закону” и который ходит по ним чтоб это получить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Человек-пациент. я. Вечный. Пожизненный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))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подчеркни это жирным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хожу по всем блядь………. Здолбунив чтоб ноутбук вернуть за 3000 грн когда продал за полторы, …. я хуй его знает. Человек-удовлетворитель чужих ….. эм….. тараканов либо…. Алгоритмов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вот если у кого-то в голове есть “круг” - я иду к ним мол “пропустите через него меня”. С её подачи. Или мотивации. Главное чтоб бесплатно или чтоб я доплатил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Человек-консюмер услуг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если тебе надо мяукать и смотреть мне в глаза – делай, вот тебе мой дом (родная Муся)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короче везде где я могу покомандовать (бесплатно или с доплатой с моей стороны) о том как МЕНЯ надо менять, пропускать через круги, обрабатывать и т.д. - я иду. И командую. Потмоу что мать меня этому научила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ок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Человек-пациент. да. Иду к врачам и говорю прописать мне то-то и то-то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даже несмотря на то что я не знаю поможет оно мне или нет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как с этими таблеткам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от эпидидимита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и с той Олькой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я знаю что мне надо. Вперёд чуваки. Вот мой организм. Делайте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ты метко описал. Тут всё.</text:p>
          </table:table-cell>
          <table:table-cell table:style-name="ce52" table:number-columns-repeated="255"/>
          <table:table-cell table:number-columns-repeated="768"/>
        </table:table-row>
        <table:table-row table:style-name="ro1" table:number-rows-repeated="65509">
          <table:table-cell table:style-name="ce52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37"/>
        <table:table-column table:style-name="co2" table:number-columns-repeated="1023" table:default-cell-style-name="ce37"/>
        <table:table-row table:style-name="ro1">
          <table:table-cell table:style-name="ce34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эм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ок. есть такое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короче ты почему-то думаешь что круги учат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хотя на деле учат только ментальные карты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оу май гад, меня пропустят через круг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Где-то в мире есть намеренье по поводу меня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надо его через себя пропустить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ВОТ!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сука. ПОДЧЕРКНИ ЖИРНЫМ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ЧЕЛОВЕК-ПИЩА ДЛЯ НАМЕРЕНИЙ. КОТОРЫЙ С РАДОСТЬЮ БЕЖИТ К ЛЮБОМУ ВОЛКУ В ПАСТЬ ТОЛЬКО ПОТОМУ ЧТО ТОТ ХОЧЕТ ЕГО СЬЕСТ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НУ ДА. Меня ж потом выебет мама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ПОТОМ??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Брат. Либо сейчас либо никогда. Где на этой шкале “потом”? Где “потом” находится на шкале времени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оно находится сразу после того как я решу всемирную проблему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БРАВО. Тут всё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Наконец-то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1" office:value-type="string" calcext:value-type="string">
            <text:p>т.е. сразу после того как твоя самооценка поднимется с “беспомощный урод” до “полезный и желанный”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да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эм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да. вот. Выдели жирным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1" office:value-type="string" calcext:value-type="string">
            <text:p>а ещё лучше когда я почти доделанный круг закончу и получу все лавры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БРАВО. 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грёбанный псих чмырил маму за незаконченные ресёрчи чтоб присвоить её лавры. Пиздец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иди. Тут всё.</text:p>
          </table:table-cell>
          <table:table-cell table:style-name="ce52" table:number-columns-repeated="255"/>
          <table:table-cell table:number-columns-repeated="768"/>
        </table:table-row>
        <table:table-row table:style-name="ro1" table:number-rows-repeated="65496">
          <table:table-cell table:style-name="ce52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37"/>
        <table:table-row table:style-name="ro1">
          <table:table-cell table:style-name="ce34" office:value-type="string" calcext:value-type="string">
            <text:p>БЛАГОДАРНОСТЬ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* примеры благодарности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его (предмет)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его существование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сё что он(о) даёт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сех кто мне что либо даёт когда оно у меня есть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сё что мне приходит когда оно у меня есть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сех ради кого оно создаётся поддерживается и защищается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сё ради чего оно создаётся поддерживается и защищается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* возможно ещё некоторые виды из вопросника самоанализа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*!* а теперь то же самое но с противоположностью этого пункта. (уже под сомнением)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1" table:number-rows-repeated="65519">
          <table:table-cell table:style-name="ce52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9" table:default-cell-style-name="ce37"/>
        <table:table-column table:style-name="co2" table:number-columns-repeated="1023" table:default-cell-style-name="ce37"/>
        <table:table-row table:style-name="ro1">
          <table:table-cell table:style-name="ce34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хз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инопланетный моллюск с его родом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мне похер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вопрос что они решают а не какие между ними связи…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ты врёшь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нет. Серьёзно. Если они вместе могут решать проблемы лучше чем по отдельности – то мы будем рады их связи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если нет то нет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1" office:value-type="string" calcext:value-type="string">
            <text:p>а ещё ты мечтаешь что кто-то закончит твои круги и отдаст тебе лавры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да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очень часто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ну вот. Наконец-то ты это понял.</text:p>
          </table:table-cell>
          <table:table-cell table:style-name="ce52" table:number-columns-repeated="255"/>
          <table:table-cell table:number-columns-repeated="768"/>
        </table:table-row>
        <table:table-row table:style-name="ro1" table:number-rows-repeated="65518">
          <table:table-cell table:style-name="ce52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">
        <table:table-column table:style-name="co2" table:number-columns-repeated="1024" table:default-cell-style-name="ce37"/>
        <table:table-row table:style-name="ro1">
          <table:table-cell table:style-name="ce39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лавр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нани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ла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это всё одно и то же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ты хочешь жить на всём готово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кей. Хороший аргумент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. это сердце всего этого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верь. Что самый счастливый тот кто наелся. А не тот кто имеет большей еды чем все остальны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.е. ты работаешь но еду не еш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нимаеш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ому что вредн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ому что отберу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ому что пролетари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озникало кучу ра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от этого тебе трудно анализировать более сложные вещ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мотри на себ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ачал учить кликер и бросил ради мамы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ты мало того что хочешь жить на всём готовом, ты ещё и хочешь, чтоб кто-то это всё готовое ел вместо теб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есть паническая атака. По типу “хочу работать”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ем ты заканчивал круги раньше? До Оли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лёкими перспективами идеального круг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а теперь?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лизкими перспективами удовлетворённой нужды (и голода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теперь скажи мне. Что из этого тебе важнее?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юминутный секс или далёкий круг почёта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а откуда вообще такой выбор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е знаю. Ты выдумал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ы можешь просто быть выебанным и продолжать дальше работать над пунктам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ы можешь просто не быть лузером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м кто отбрасывает полезные вещи ради того чтоб сиюминутные награды повторялись снова и снова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эм. нет. Не могу. Я привязываюсь. Моя железная память не позволяет их забыть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х. тех кто удовлетворял твой гештальт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от ты пианист блин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это можно решить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а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меть всех кто попросит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ак? Как понять что они просят? В какой момент Патлыка или Повх меня о чём-то просили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эм. никакой. В этом и суть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ык. Никто меня не просил. Люди не умеют просить. Потому что для этого нужно иметь в голове мысль “у меня такое-то желание вызванное такой-то потребностью, и у меня щас будет паническая атака, и вот этот чувак вроде как достойный вариант её удовлетворения, надо к нему подойти и сказать то-то и то-то – инструкции как меня отыметь и какой силой потянуть меня за волосы, потмоу что меня это заводит”,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уг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щущаешь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курсию отношений переложил на бабу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у так вот. Рекурсия это болезн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аковая опухол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если жить по принципу “как получится так и хорошо as long as I get laid” - может быть ты бы и ебал всех кто подвернётся в Хмельницко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эм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екурсия действий. Понять всё что будет и всё что должно быть с твоей и их стороны и как это влияет среди вас на друг друг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роче единственный метод решить рекурсию за обоих это иметь майндмапы всего что между вами происходит. Так что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люс всего что может происходит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это надо невьебенную кучу информации перелопатить на ходу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это даже не гештальт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это “предвидеть все мысли которые возникнут тебе и ей в голову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 ТОГО КАК КАКИЕ-ЛИБО МЫСЛИ ПОРОДИЛИС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акции на события и т.п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к что тут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екурсию замени майндмапам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по сути речь о том чтоб предвидеть все идеи в голове у соперника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это война короче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к. Рекурсия. Майндмапы. Что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екурсия. да. Всё что “рекурсия” кинь в вопросник и всё. Ладн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 влияю на тебя ты на меня и дальше по накатанно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х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что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 хм. Что. Я ж вроде решил это. Решил копать глубже и всё. Мол мне похер какой у тебя вихрь если я знаю какая у тебя цель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тлично. Но ты видишь что твой ресёрч бы к этому не привёл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н бы привёл тебя к анализу аналогичных мыслей у других людей и в мире и попытке решить причину возникновения таких мыслей у люде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 ты был бы прав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о не зная ты этого ты бы и дальше думал что выход в том чтоб предвидеть все пути развития диалога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авай та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диалог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й йопрст. А можно без перманентных решений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ладн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идишь свечку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это ты. Твоя рук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 меня всё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к о чём речь ёпт? Что это? “майндмапы всего что я вижу” или как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ка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но ж не вяжетс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е вяжется. д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.е. если майндмапить всё что вижу то я реально смогу быть “последней точкой всех трудностей”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о ты сука могла бы тоже поделать немного ресёрчей блядь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. могла бы. Но не стала. Ты закончил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мы вернулись к мысли майндмапить всё что видиш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брать статистический ресёрч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…………… хз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ы прав. Заменять статистику майндмапами туп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……………………………………………………………….. я не знаю что тебе сказать. МООООООООЖЕТ БЫТЬ ты реально решишь всю психологи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на этом будет точк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роч. Либо автоматизация либо путь. Выбирать теб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уть дают майндмапы. Автоматизацию <text:s/>- круг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шение везде одинаково.</text:p>
          </table:table-cell>
          <table:table-cell table:number-columns-repeated="1023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37"/>
        <table:table-row table:style-name="ro1">
          <table:table-cell table:style-name="ce34" office:value-type="string" calcext:value-type="string">
            <text:p>Увидеть, что оно, и каждая его часть - это я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раз мама твоя дура значит и ты тоже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да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но я ведь был умный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потому что был окружен людьми умнее тебя которые тебе не доставляли неудобств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я не понимаю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иди спат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она нихера не делала а я видители пирс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я может и уберу все проблемы мира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но мои шрамы никто не залечит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и их старания не помогут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значит гештальт тоже не поможет. Он может только континуусли убирать проблемы.тебе надо просто дом как в фазе вот и всё. И тогда всё остальное это майндмапы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согласен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вот и иди. Майндмапы + жизнь как в фазе – лучше, чем то чем ты щас занимаешься (монетки блядь анализируешь)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…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это не жизнь. Согласен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да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ну так вот. т.е. я бы начал просто <text:s/>с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хватит начинать блядь. Что мнеделать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так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что. Мне. Делать. Свой софт? Или что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после кликера может и возьмус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я не могу майндмапить “всё что я вижу”. Птому что что я буду майндмапить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виды сопилок ? Или что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)))))))))))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я знаю блядь что рюмки вредно. Мои действия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мне кликер не надо чтоб подать 40 обьявлений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и благодарить я этот хлам не собираюс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давай так. Кликер а тогда посмотрим. Окей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ладно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вот и всё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из вариантов после кликера будет жизнь как в фазе или…… майндмапы без аналитик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да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ну вот и отлично.</text:p>
          </table:table-cell>
          <table:table-cell table:style-name="ce52" table:number-columns-repeated="255"/>
          <table:table-cell table:number-columns-repeated="768"/>
        </table:table-row>
        <table:table-row table:style-name="ro1" table:number-rows-repeated="65476">
          <table:table-cell table:style-name="ce52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37"/>
        <table:table-row table:style-name="ro1">
          <table:table-cell table:style-name="ce34" office:value-type="string" calcext:value-type="string">
            <text:p>Увидеть, что оно и каждая его часть видит во мне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бога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моего сына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обувного специалиста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больного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ненавидящего моё детство и творчество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урода с лысиной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жизнь испортил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любовь моя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короче дохуя мыслей ноль выводов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фанатизм. Любой из этих образов подразумевает текущую точку + дифференциал из неё куда-то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ни одна из них не подразумевает что я достиг (что дх мне не нужен чтоб относиться ко мне с уважением хотя бы)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вырастила гештальтера блядь. Лечащего больной социум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я просто хочу чтоб кто-то лечил мои раны. 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я увидел что Оля сможет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с Хмельницка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но она не смогла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а других вариантов у меня не было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хоть я и искал по всей Украине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отлично. ок. Давай так. <text:span text:style-name="T14">Майндмапы всего что вижу после кликера и тогда точно всё.</text:span>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1" table:number-rows-repeated="65510">
          <table:table-cell table:style-name="ce52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">
        <table:table-column table:style-name="co2" table:number-columns-repeated="1024" table:default-cell-style-name="ce37"/>
        <table:table-row table:style-name="ro1">
          <table:table-cell table:style-name="ce39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чему у меня еды не было ни разу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а мои ресёрчи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у тебя просто были квикфиксы мира. Вот и вс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полне себе выхо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анализировать все пути проблем и все решени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…….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роблема была лишь от того что ресёрч был неполный. Вот в чём выв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круги ты всегда можешь сделать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…………………………………………………………………………………………………………………………………………………………….. я не зна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уторно это как-т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е муторно. Ты решил так вопрос денег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м. это д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 месяц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это д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у и отличн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к видишь полный ресёрч это пиздец… реально майндмапы интересней чем эти табличк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……………………………………………………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 ты говоришь что майндмап решает гештальт автоматическ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чему я тогда С не решил пока не……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ка не разобрался с другими вещами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я не знаю. Я знаю что тебе пришлось выбирать между говном и гнилью. И ты стоял выбирал блядь в каком из них больше полезных вещест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от как ты начал юзать майндмап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это часто кажется выходом но это не та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если хочешь что-то РЕШИТЬ ты можешо запросто вернуться в майндмап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о пока этого не произошло – пожалуйста юзай свои знания чтобы делать ментальные карт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ому что у тебя этих монет до жопы. А толку блядь нол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рюмок и всего остального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ЧТО. РЮМКИ МАЙНДМАПИТЬ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ЛИ ЧТО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АНКИ БЛЯДЬ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сё что муляет. Повторения. Только картами. А не файликами. Карты ты хоть помнишь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я и делаю карты!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у тебя пальчиков не хватило бы выучить С через сравнение. <text:s/>Это всё те же 20 вопросов. У меня всё. Ты решение проблем. Задрал ты её с “требованиями” по её мнению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отя на деле ты просто видишь диф. Уравнение а она нет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зультат диф. Уравнения какой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нтальные карты. И только.</text:p>
          </table:table-cell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">
        <table:table-column table:style-name="co20" table:default-cell-style-name="ce37"/>
        <table:table-column table:style-name="co2" table:number-columns-repeated="1023" table:default-cell-style-name="ce37"/>
        <table:table-row table:style-name="ro1">
          <table:table-cell table:style-name="ce57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1">
          <table:table-cell table:style-name="ce39"/>
          <table:table-cell table:number-columns-repeated="1023"/>
        </table:table-row>
        <table:table-row table:style-name="ro1">
          <table:table-cell office:value-type="string" calcext:value-type="string">
            <text:p>оукей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есть. Давай так. Замени прикладной ресёрч тем что ты сделал с анатомией. И тогда продолжи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…………… я бы не пришел к кругу починки через майндмап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……………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………………… мне не с чем сравнить короч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д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думай об этом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 том что анализировать 140 вопросов перед реальной работой это бре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пять Ольк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пять ебать раком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стал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остало то достало но…….. может быть без этого я бы не понял что у меня проблемы с моей “справедливостью”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вай так.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один из кругов потребностей сделай двумя методами. Для теста. Вначале только майндмап (с источниками проблем). А потом второй раз – черзе вопросник.</text:p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37"/>
        <table:table-column table:style-name="co2" table:number-columns-repeated="1023" table:default-cell-style-name="ce37"/>
        <table:table-row table:style-name="ro1">
          <table:table-cell table:style-name="ce34" office:value-type="string" calcext:value-type="string">
            <text:p>Что сделать чтоб оно увидело во мне и всех моих частях себя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я был в плаще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капала на мозги сука что он видители поношен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вместо того чтоб дать мне денег на нормальный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и все свитера засунь себе в жопу мама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мне они неинтересны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и подружек всех твоих тоже в жопу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может я просто не умею делать денег на майндмапах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сука. Ты кликер делаешь по майндмапу. Сколько можно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куски собрал и всё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1" office:value-type="string" calcext:value-type="string">
            <text:p>куски майндмапов в новый майндмап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ДА!!!!!!!!!!!!!!!!!!!!!!!!!!!!!!!!!!!!!!!!!!!!!!!!!!!!!!!!!!!!!!!!!!!!!!!!!!!!!!!!!!!!!!!!!!!!!!!!!!!!!!!!!!!!!!!!1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ты чего завёлся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ничего. Просто.</text:p>
          </table:table-cell>
          <table:table-cell table:style-name="ce52" table:number-columns-repeated="255"/>
          <table:table-cell table:number-columns-repeated="768"/>
        </table:table-row>
        <table:table-row table:style-name="ro1" table:number-rows-repeated="65516">
          <table:table-cell table:style-name="ce52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37"/>
        <table:table-column table:style-name="co2" table:number-columns-repeated="1023" table:default-cell-style-name="ce37"/>
        <table:table-row table:style-name="ro1">
          <table:table-cell table:style-name="ce34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если б мне не было континуус вредов себе мне б не пришлось их континуусли лечить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и тогда бы не понадобилось тратить 5 часов на гештальт перед каждым вопросом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вопрос лишь в том как сделать так чтоб континуус вреда себе моей инфраструктурой не было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Эм………………………………………………………………………………….. порядок типа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пропущенность через вопросник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да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нет. Блядь. Опять вопросник. Просто выброси всё что не используеш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угу а потом проснусь “блин у меня нету белой рубашки или свитера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угу. Вдруг землетрясениее а у меня нету парашута чтоб выпрыгнуть из окна. Это всё параноики-сервайвалисты делают. А не такие как ты.</text:p>
          </table:table-cell>
          <table:table-cell table:style-name="ce52" table:number-columns-repeated="255"/>
          <table:table-cell table:number-columns-repeated="768"/>
        </table:table-row>
        <table:table-row table:style-name="ro1" table:number-rows-repeated="65520">
          <table:table-cell table:style-name="ce52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37"/>
        <table:table-column table:style-name="co2" table:number-columns-repeated="1023" table:default-cell-style-name="ce37"/>
        <table:table-row table:style-name="ro1">
          <table:table-cell table:style-name="ce34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галимая личность как и все люди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КОТОРАЯ НЕ БЛАГОДАРИЛА КОГДА Я РЕШАЛ ПРОБЛЕМЫ МАЙНДМАПАМ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ВОТ СОЛЬ ПРОБЛЕМЫ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Ок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т.е. ТЫ КУПИЛ ФИЛЬТР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да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и она в лучшем случае просто юзает, а в худшем ещё и опускает за это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да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ну вот. Твои выводы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решение недостаточно хорошее. Надо строить завод фильтров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……………… вот вот. В этом и сут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твоей проблемы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ты был счастлив и с более простыми решениям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но ты не мог с ними смириться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и потому ездил сука всюду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давай без лишних слов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что тебе надо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выгодность энергозатрат. Я не могу анализировать эту дуру не видя общую картину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делай я амйндмап я бы начал с психопортрета и т.п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а не с того что она значит для меня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Я УЖЕ ТАК ДЕЛАЛ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ЭТО НЕ РЕШИЛО МОИХ ПРОБЛЕМ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9" office:value-type="string" calcext:value-type="string">
            <text:p>да. потому тебе надо сделать майндмап списка причин почему ты что либо анализируешь. И всё.</text:p>
          </table:table-cell>
          <table:table-cell table:style-name="ce52" table:number-columns-repeated="255"/>
          <table:table-cell table:number-columns-repeated="768"/>
        </table:table-row>
        <table:table-row table:style-name="ro1" table:number-rows-repeated="65499">
          <table:table-cell table:style-name="ce52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37"/>
        <table:table-row table:style-name="ro4">
          <table:table-cell table:style-name="ce34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52" table:number-columns-repeated="255"/>
          <table:table-cell table:number-columns-repeated="768"/>
        </table:table-row>
        <table:table-row table:style-name="ro5">
          <table:table-cell table:style-name="ce35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хз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были какие-то ёбари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я не помню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щас никого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никому она не интересна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полудохлая личность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Тест-кейс на койке в дурдоме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а потом в морге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один из многих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одна из многих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Человек-мясо</text:p>
          </table:table-cell>
          <table:table-cell table:style-name="ce52" table:number-columns-repeated="255"/>
          <table:table-cell table:number-columns-repeated="768"/>
        </table:table-row>
        <table:table-row table:style-name="ro1" table:number-rows-repeated="65522">
          <table:table-cell table:style-name="ce52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37"/>
        <table:table-column table:style-name="co2" table:number-columns-repeated="1023" table:default-cell-style-name="ce37"/>
        <table:table-row table:style-name="ro6">
          <table:table-cell table:style-name="ce58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хз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образование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учи либо уволим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угу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тут всё</text:p>
          </table:table-cell>
          <table:table-cell table:style-name="ce52" table:number-columns-repeated="255"/>
          <table:table-cell table:number-columns-repeated="768"/>
        </table:table-row>
        <table:table-row table:style-name="ro1" table:number-rows-repeated="65528">
          <table:table-cell table:style-name="ce52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37"/>
        <table:table-column table:style-name="co2" table:number-columns-repeated="1023" table:default-cell-style-name="ce37"/>
        <table:table-row table:style-name="ro1">
          <table:table-cell table:style-name="ce34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(моя гипотеза что этот вопрос важен)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ничего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планы на немецкий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у всяких школьниц-неформалок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и немцев-студентов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полный ноль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она никто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и я это знаю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и она тоже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долбанная чувиха с шариками</text:p>
          </table:table-cell>
          <table:table-cell table:style-name="ce52" table:number-columns-repeated="255"/>
          <table:table-cell table:number-columns-repeated="768"/>
        </table:table-row>
        <table:table-row table:style-name="ro1" table:number-rows-repeated="65524">
          <table:table-cell table:style-name="ce52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37"/>
        <table:table-column table:style-name="co2" table:number-columns-repeated="1023" table:default-cell-style-name="ce37"/>
        <table:table-row table:style-name="ro1">
          <table:table-cell table:style-name="ce34" office:value-type="string" calcext:value-type="string">
            <text:p>Что ЭТА ПРОБЛЕМА решает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ничего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фуд сапплай. Мне в рот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но и это уже я решил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режу по крайней мере.</text:p>
          </table:table-cell>
          <table:table-cell table:style-name="ce52" table:number-columns-repeated="255"/>
          <table:table-cell table:number-columns-repeated="768"/>
        </table:table-row>
        <table:table-row table:style-name="ro1" table:number-rows-repeated="65530">
          <table:table-cell table:style-name="ce52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37"/>
        <table:table-row table:style-name="ro1">
          <table:table-cell table:style-name="ce34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+</text:p>
          </table:table-cell>
          <table:table-cell table:style-name="ce52" table:number-columns-repeated="255"/>
          <table:table-cell table:number-columns-repeated="768"/>
        </table:table-row>
        <table:table-row table:style-name="ro1" table:number-rows-repeated="65532">
          <table:table-cell table:style-name="ce52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37"/>
        <table:table-column table:style-name="co2" table:number-columns-repeated="1023" table:default-cell-style-name="ce37"/>
        <table:table-row table:style-name="ro1">
          <table:table-cell table:style-name="ce34" office:value-type="string" calcext:value-type="string">
            <text:p>Что ЭТА ПРОБЛЕМА колдует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богатство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члены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хз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статус кво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превосходство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у меня всё короче.я понял. Мой текущий метод слишком медленный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статистика методом майндмапа куда лучше.</text:p>
          </table:table-cell>
          <table:table-cell table:style-name="ce52" table:number-columns-repeated="255"/>
          <table:table-cell table:number-columns-repeated="768"/>
        </table:table-row>
        <table:table-row table:style-name="ro1" table:number-rows-repeated="65527">
          <table:table-cell table:style-name="ce52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Мотивация искать рост в направлении  вопросника" table:style-name="ta2">
        <table:table-column table:style-name="co2" table:number-columns-repeated="1024" table:default-cell-style-name="ce37"/>
        <table:table-row table:style-name="ro7">
          <table:table-cell table:style-name="ce39" office:value-type="string" calcext:value-type="string">
            <text:p>Как сделать так чтоб этот пункт мотивировал инфраструктуры находить не-отрицательный дифференциал </text:p>
            <text:p>и мотивировать другие инфраструктуры искать не-отрицательный дифференциал? </text:p>
            <text:p>(я решаю это кругом но всё таки, так навскидку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кажи ей про эту свою политик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мол когда у тебя проблемы – то проблемы у всех вокруг теб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когда проблемы всех вокруг тебя – то они создают тебе ещё больше проблем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з-за чего ты закапываешьсь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роче я так вижу что мне надо придумать более быстрый путь превращения майндмапов в прикладной аспект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ому что то что я сейчас делаю это бред какой-то. “купи молдер за 20 тысяч баксов и построишь дом”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“такой крутой молдер”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не просто надо решить проблему. Мне не надо сука всю эту кучу выводов.</text:p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Аннаунс Начала Ресёрча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37"/>
        <table:table-row table:style-name="ro1">
          <table:table-cell table:style-name="ce56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52" table:number-columns-repeated="127"/>
          <table:table-cell table:number-columns-repeated="896"/>
        </table:table-row>
        <table:table-row table:style-name="ro1">
          <table:table-cell table:style-name="ce35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52" table:number-columns-repeated="127"/>
          <table:table-cell table:number-columns-repeated="896"/>
        </table:table-row>
        <table:table-row table:style-name="ro1">
          <table:table-cell table:style-name="ce35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52" table:number-columns-repeated="127"/>
          <table:table-cell table:number-columns-repeated="896"/>
        </table:table-row>
        <table:table-row table:style-name="ro1">
          <table:table-cell table:style-name="ce35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52" table:number-columns-repeated="127"/>
          <table:table-cell table:number-columns-repeated="896"/>
        </table:table-row>
        <table:table-row table:style-name="ro1">
          <table:table-cell table:style-name="ce35" office:value-type="string" calcext:value-type="string">
            <text:p>а может даже в музей эту вещь дать</text:p>
          </table:table-cell>
          <table:table-cell table:style-name="ce52" table:number-columns-repeated="127"/>
          <table:table-cell table:number-columns-repeated="896"/>
        </table:table-row>
        <table:table-row table:style-name="ro1">
          <table:table-cell table:style-name="ce35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52" table:number-columns-repeated="127"/>
          <table:table-cell table:number-columns-repeated="896"/>
        </table:table-row>
        <table:table-row table:style-name="ro1">
          <table:table-cell table:style-name="ce35" office:value-type="string" calcext:value-type="string">
            <text:p>а так хоть отобью вложенные деньги.</text:p>
          </table:table-cell>
          <table:table-cell table:style-name="ce52" table:number-columns-repeated="127"/>
          <table:table-cell table:number-columns-repeated="896"/>
        </table:table-row>
        <table:table-row table:style-name="ro1">
          <table:table-cell table:style-name="ce52" table:number-columns-repeated="128"/>
          <table:table-cell table:number-columns-repeated="896"/>
        </table:table-row>
        <table:table-row table:style-name="ro1">
          <table:table-cell table:style-name="ce52" office:value-type="string" calcext:value-type="string">
            <text:p>уже</text:p>
          </table:table-cell>
          <table:table-cell table:style-name="ce52" table:number-columns-repeated="127"/>
          <table:table-cell table:number-columns-repeated="896"/>
        </table:table-row>
        <table:table-row table:style-name="ro1" table:number-rows-repeated="119">
          <table:table-cell table:style-name="ce52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Есть ли у тебя системы в которые это можно уже просто кинуть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8" table:default-cell-style-name="ce37"/>
        <table:table-column table:style-name="co2" table:number-columns-repeated="1023" table:default-cell-style-name="ce37"/>
        <table:table-row table:style-name="ro8">
          <table:table-cell table:style-name="ce34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? </text:p>
            <text:p>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 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 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  <text:p><text:span text:style-name="T15">Или может есть ли хотя бы инструмент или метод, с которым решить это ЛЕГКО?</text:span></text:p>
            <text:p><text:span text:style-name="T15">В которой решены вопросы изоляции этого от внешней среды во время работы над ним? </text:span></text:p>
            <text:p><text:span text:style-name="T16">(именно ЛЕГКО, и за 1 раз, </text:span><text:span text:style-name="T17">н</text:span><text:span text:style-name="T18">икаких “напрягусь и сделаю”)</text:span><text:span text:style-name="T19">.</text:span></text:p>
            <text:p><text:span text:style-name="T20">Будь то декорации, или туррет, или проект. хз.</text:span>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по поводу майндмапа прос и консов – выбирай только те пути, которые решат это во всём мире. Меня било только потому что я перебирал пути которые решают это лично для меня но не для всего мира. Есть теория что если выбирать реальные пути решения во всём мире то можно решать и так. Типа не будет кидать. Но это под вопросом. Мол тезис в том что если есть решение и есть проблема значит решение проблему не решает во всём мире. Максимум во мне и в тех кто заплатит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1" office:value-type="string" calcext:value-type="string">
            <text:p>я бы разместил этот вопрос в самом начале, но тогда возникает вопрос, что может у меня и ЕСТЬ отвёртка, но я НЕ ХОЧУ вкручивать этот шуруп. Знаеш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так что да. 5 часов психологии перед каждым болтиком это….. важная необходимость. Хоть и большие затраты времен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но наибольшая финансовая выгода вроде как с того чтоб начинать именно с этого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по моему ты с непривычки или страха просто прыгаешь. По инерции. Ставь пока на начало. Попробуеш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ключевое слово “легко и без нервов решить это”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ок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и если есть хоть малейшее сомнение – иди мол дальше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а психолгию ты и так разберёшь отдельно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есть подозрение что начинание с этого может построить лестницу не к той стене (потому что причина во мне а не в том что проблема не решена)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т.е. я бы начал с благодарност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последи за этим. Если будут сомнения – вернёшь обратно перед поисковым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т.е. реально мне кажется это то же самое что “трахнуть уродливую тёлку прежде чем я пойму зачем мне вообще эта тёлка надо”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нет. Пускай будет там где было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---------------------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так. Вывод пока таков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майндмапить проблемы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в обход остальных видов ресёрчей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мне не надо знать все виды покрытий чтоб знать что такое ковры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или надо блядь я хз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суть в том что как только я довёл майдмап до прикладного – всё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нет. Суть в том чтоб ресёрч занимал меньше чем <text:s/>сука 8 часов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ты даже статистику не делаешь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просто роешься у себя в голове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нету ответа короче. Если ты не принимаешь ответ “майндмапы” то ……………………………………………………. то тогда всё. Тогда тебе надо смотреть “а как у других мам”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хз. т.е. ты говоришь продвигать в массы свои решения основанные на майндмапах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да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и это типа “тру виноградов паф”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да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ну вот нахер нужно знаеш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я пришёл к выводу что надо следить за тем что я развиваю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так что. “решать за себя и за того парня”. Да? Майндмапы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нет. Покоптись немного. Не было пока конечного вывода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решение каждой отдельной проблемы это не вытягивает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но решения по типу карты здоровой жизни это слишком примитивно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…….. и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всё гениальное просто. Если работает – я буду так жит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…………… 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мы договорились. Решение каждой проблемы пока делай двумя подходами. Вопросник и ментальная карта. Посмотришь что лучше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тот же кликер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сделай два файла. Карту и вопросник. И посмотришь что даёт лучший эффект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office:value-type="string" calcext:value-type="string">
            <text:p>карта нужна. Полистай какие тут ещё выводы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6" office:value-type="string" calcext:value-type="string">
            <text:p>Мать ничего не умеет такого что было бы полезного в мире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7" office:value-type="string" calcext:value-type="string">
            <text:p>майндмапы отсеивают мух от котлет прежде чем они дойдут до твоих рук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7" office:value-type="string" calcext:value-type="string">
            <text:p>ты пианист. А твои бабы – клавиш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7" office:value-type="string" calcext:value-type="string">
            <text:p>и тебе нравится то какие аккорды ты можешь играть по ним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7" office:value-type="string" calcext:value-type="string">
            <text:p>т.е.ты групповушник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7" office:value-type="string" calcext:value-type="string">
            <text:p>ты любишь оргии. Вот такой ты чувак. Тебе подавай 300 баб. Мюзикл стонов. А ты будешь слушать как оно сливается воедино в одну большую симфонию оргазмов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6" office:value-type="string" calcext:value-type="string">
            <text:p>но ты понимаешь да? Это безумие. Ты ненавидишь индивидуальные ноыт но любишь симфони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6" office:value-type="string" calcext:value-type="string">
            <text:p>тебя привлекает трудност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6" office:value-type="string" calcext:value-type="string">
            <text:p>баланс трудности и автоматизма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6" office:value-type="string" calcext:value-type="string">
            <text:p>Мать применяет делает свои выводы полученные через своие статистические ресёрчи всем кому нужно… бесплатно. Отсюда и нестыковки и отсутствие общей картины. И бедност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6" office:value-type="string" calcext:value-type="string">
            <text:p>Мама - человек, чья энергия – расходник того что нужно социуму. Бесплатно. Отсюда истощение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6" office:value-type="string" calcext:value-type="string">
            <text:p>Человек-пациент. я. Вечный. Пожизненный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6" office:value-type="string" calcext:value-type="string">
            <text:p>вот если у кого-то в голове есть “круг” - я иду к ним мол “пропустите через него меня”. С её подачи. Или мотивации. Главное чтоб бесплатно или чтоб я доплатил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6" office:value-type="string" calcext:value-type="string">
            <text:p>Человек-консюмер услуг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6" office:value-type="string" calcext:value-type="string">
            <text:p>короче везде где я могу покомандовать (бесплатно или с доплатой с моей стороны) о том как МЕНЯ надо менять, пропускать через круги, обрабатывать и т.д. - я иду. И командую. Потмоу что мать меня этому научила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6" office:value-type="string" calcext:value-type="string">
            <text:p>ЧЕЛОВЕК-ПИЩА ДЛЯ НАМЕРЕНИЙ. КОТОРЫЙ С РАДОСТЬЮ БЕЖИТ К ЛЮБОМУ ВОЛКУ В ПАСТЬ ТОЛЬКО ПОТОМУ ЧТО ТОТ ХОЧЕТ ЕГО СЬЕСТЬ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7" office:value-type="string" calcext:value-type="string">
            <text:p>т.е. сразу после того как твоя самооценка поднимется с “беспомощный урод” до “полезный и желанный”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6" office:value-type="string" calcext:value-type="string">
            <text:p>а ещё лучше когда я почти доделанный круг закончу и получу все лавры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6" office:value-type="string" calcext:value-type="string">
            <text:p>а ещё ты мечтаешь что кто-то закончит твои круги и отдаст тебе лавры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82" office:value-type="string" calcext:value-type="string">
            <text:p>ты хочешь жить на всём готовом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82" office:value-type="string" calcext:value-type="string">
            <text:p>ты мало того что хочешь жить на всём готовом, ты ещё и хочешь, чтоб кто-то это всё готовое ел вместо тебя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7" office:value-type="string" calcext:value-type="string">
            <text:p>из вариантов после кликера будет жизнь как в фазе или…… майндмапы без аналитик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7" office:value-type="string" calcext:value-type="string">
            <text:p>Майндмапы всего что вижу после кликера и тогда точно всё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83" office:value-type="string" calcext:value-type="string">
            <text:p>один из кругов потребностей сделай двумя методами. Для теста. Вначале только майндмап (с источниками проблем). А потом второй раз – черзе вопросник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17" office:value-type="string" calcext:value-type="string">
            <text:p>куски майндмапов в новый майндмап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6" office:value-type="string" calcext:value-type="string">
            <text:p>МАТЬ НЕ БЛАГОДАРИЛА КОГДА Я РЕШАЛ ПРОБЛЕМЫ МАЙНДМАПАМ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83" office:value-type="string" calcext:value-type="string">
            <text:p>да. потому тебе надо сделать майндмап списка причин почему ты что либо анализируешь. И всё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Оки. Супер. Так что тут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пометь зелёным выходы а красным проблемы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так навскидку…….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87" office:value-type="string" calcext:value-type="string">
            <text:p>поднять самооценку с “беспомощный урод” до “полезный и желанный” - есть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84" office:value-type="string" calcext:value-type="string">
            <text:p>Проект: причины того, почему я всё анализирую (майндмап, я теперь всё делаю майндмапами)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87" office:value-type="string" calcext:value-type="string">
            <text:p>методом майндмапинга всего без дополнительных шагов – есть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84" office:value-type="string" calcext:value-type="string">
            <text:p>Проект: самостоятельное хаванье того, что я создал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87" office:value-type="string" calcext:value-type="string">
            <text:p>и методом похвалы. Меня. (любая похвала идёт в <text:s/>пункты. Сразу. Вот и всё)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и тогда уйдут все групповухи, чудесные комбинации того что я ненавижу и т.п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супер. И как промежуточный шаг – кликер двумя методами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да.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2" office:value-type="string" calcext:value-type="string">
            <text:p>ок! у меня всё.</text:p>
          </table:table-cell>
          <table:table-cell table:style-name="ce52" table:number-columns-repeated="255"/>
          <table:table-cell table:number-columns-repeated="768"/>
        </table:table-row>
        <table:table-row table:style-name="ro1" table:number-rows-repeated="65401">
          <table:table-cell table:style-name="ce52" table:number-columns-repeated="256"/>
          <table:table-cell table:number-columns-repeated="768"/>
        </table:table-row>
        <table:table-row table:style-name="ro1" table:number-rows-repeated="98305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Поисковый Ресёрч" table:style-name="ta2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" table:number-columns-repeated="6" table:default-cell-style-name="Default"/>
        <table:table-row table:style-name="ro1">
          <table:table-cell table:style-name="ce59" office:value-type="string" calcext:value-type="string">
            <text:p>Поисковый ресёрч</text:p>
          </table:table-cell>
          <table:table-cell office:value-type="string" calcext:value-type="string">
            <text:p>Общая черта 1</text:p>
          </table:table-cell>
          <table:table-cell office:value-type="string" calcext:value-type="string">
            <text:p>Критерий 2</text:p>
          </table:table-cell>
          <table:table-cell office:value-type="string" calcext:value-type="string">
            <text:p>Компонент 3</text:p>
          </table:table-cell>
          <table:table-cell office:value-type="string" calcext:value-type="string">
            <text:p>Причина 4</text:p>
          </table:table-cell>
          <table:table-cell office:value-type="string" calcext:value-type="string">
            <text:p>(все они идут в таблицу как “повторения” тоже, вдруг они тоже к чему-то приведут)</text:p>
          </table:table-cell>
          <table:table-cell office:value-type="string" calcext:value-type="string">
            <text:p>Подсистема 5</text:p>
          </table:table-cell>
          <table:table-cell office:value-type="string" calcext:value-type="string">
            <text:p>Сырьё 6 (того или иного компонента)</text:p>
          </table:table-cell>
          <table:table-cell office:value-type="string" calcext:value-type="string">
            <text:p>Внутренний процесс 7</text:p>
          </table:table-cell>
          <table:table-cell office:value-type="string" calcext:value-type="string">
            <text:p>Ресурс 8</text:p>
          </table:table-cell>
          <table:table-cell office:value-type="string" calcext:value-type="string">
            <text:p><text:span text:style-name="T5">Решение 9 (напр. Решение болезни или проблемы – таблетки решающие строку короче). </text:span><text:span text:style-name="T22">может готовые решения писать и не надо потому что по сути это нарушает аж несколько правил вопросника – изучение как решили другие, изучение прикладных аспектов чтоб реверс инженирнуть фундаментальные и т.п. вся надежда пока на то что может быть прикладные которые херовые отсеятся по цифрам. А прикладные которые хорошие… подтолкнут фунд. Ресёрч в верном направлении и укажут какие рычаги держать во внимании. Я ж типа автошколы искал из лучших доступных. Молдер нашёл из лучших решений по дереву. И по нему определил какие компоненты надо. Т.е. я это юзаю.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. А может и верно. хз. В любом случае, цель изучения уже существующих методов – не найти ЧТО применить, а найти по ним аспекты которыми они считают надо управлять.</text:span></text:p>
          </table:table-cell>
          <table:table-cell office:value-type="string" calcext:value-type="string">
            <text:p>Участники 10</text:p>
          </table:table-cell>
          <table:table-cell office:value-type="string" calcext:value-type="string">
            <text:p>Навыки 11</text:p>
          </table:table-cell>
        </table:table-row>
        <table:table-row table:style-name="ro9">
          <table:table-cell table:style-name="ce49" office:value-type="string" calcext:value-type="string">
            <text:p>если начал проект и дошёл до рычагов то проанализируй их основательно и сразу. </text:p>
            <text:p>А то ты привык. </text:p>
            <text:p>сделать 1-2 рычага и бросить вторую половину на пару недель “потому что это надолго”. </text:p>
            <text:p>а потом тебя надо колдовством и недаванием баб толкать чтоб ты его закончил.</text:p>
          </table:table-cell>
          <table:table-cell table:number-columns-repeated="12"/>
        </table:table-row>
        <table:table-row table:style-name="ro1">
          <table:table-cell table:style-name="ce49"/>
          <table:table-cell table:number-columns-repeated="12"/>
        </table:table-row>
        <table:table-row table:style-name="ro1">
          <table:table-cell table:style-name="ce1" office:value-type="string" calcext:value-type="string">
            <text:p>статистический ресёрч желательно надо делать так как ты делал анатомию.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возможность рассмотреть все пункты одним махом, сделав такой вот статистический ресёрч который я сделал по причинам болезней (т.е. каждый пункт и каждая строчка связи будет просто указываться мол “зависит от этого” и мне будет похуй на индивидуальные пункты. Я буду сразу брать быка за рога и делать фундаментальные ресёрчи тех вещей которые решат всё. И делать их круги.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установил связь мол “вызывается тем, вызывается этим” и увидел сразу какие 2-3 рычага решат всё. И в итоге не надо учить 100500 разных приемуществ. 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выводы на этом уровне (поисковом) применять на практике (и распространяться о них) есть смысл только временно, в любом случае после этих выводов последует фундаментальный ресёрч и круг.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кстати моя идея все пункты прогнать через один статистический ресёрч – это…….. вполне совместимо с моей идеей иметь “подпункты внутри пункта” (просто сделать функцию где можно драг-н-дроп-ать, какие вещи в рамках какого проекта решать. Мол кинул всё в один проект (создал проект “мои все пункты” - а дальше всё решается как пункт (где все эти подпункты это статистические факты, на основании которых я узнаю, что мне надо знать и решать)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а ты начнёшь по закону парето с того что важно. Из-за своей этой статистики.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Пока что нету иерархии того что является проблемами, что причинами, что следствиями и т.п. а этот метод это решает.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Это позволяет выживать в условиях неопределённых вероятностей.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в условиях, в которых нельзя даже составить гемблинг-формулу чтоб понять, какие проблемы как на что повлияют.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Если я вижу рычаги которые влияют на всё, то всё остальное можно не изучать.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Мол если есть проблема – значит где-то есть кто-то кто в этом виноват путём создания чего-то по незнанию или нарошно.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твой статистический ресёрч это вскрывает. А больше ничего от него и не нужно.</text:p>
          </table:table-cell>
          <table:table-cell table:number-columns-repeated="12"/>
        </table:table-row>
        <table:table-row table:style-name="ro1">
          <table:table-cell table:style-name="ce39" office:value-type="string" calcext:value-type="string">
            <text:p>системы решающие это → подсистемы этих систем → процессы этих подсистем → проблемы с каждым видом этих процессов → причины этих проблем (причины каждой проблемы)</text:p>
          </table:table-cell>
          <table:table-cell table:number-columns-repeated="12"/>
        </table:table-row>
        <table:table-row table:style-name="ro1">
          <table:table-cell table:style-name="ce39" office:value-type="string" calcext:value-type="string">
            <text:p>потом таблица “причины проблем системы” в которой 1я колонка – название причины проблемы, а 2я – сколько раз оно встречалось – а 3я – комментарий.</text:p>
          </table:table-cell>
          <table:table-cell table:number-columns-repeated="12"/>
        </table:table-row>
        <table:table-row table:style-name="ro1">
          <table:table-cell table:style-name="ce39" office:value-type="string" calcext:value-type="string">
            <text:p>сортировать по рангу (этот ранг может даже быть учтён методом учитывания связей – мол причина проблемы с рангом 5 получает ранг +5 – а не просто +1 – короче тот же скрипт рангов который щас идёт по рекордам, он уже сделан)</text:p>
          </table:table-cell>
          <table:table-cell table:number-columns-repeated="12"/>
        </table:table-row>
        <table:table-row table:style-name="ro1">
          <table:table-cell table:style-name="ce39" office:value-type="string" calcext:value-type="string">
            <text:p>свести проблемы всех систем каждой системы в одну таблицу, и отметить одним цветом “общие тенденции” (направления проблем, классы проблем, паттерны алгоритмов).</text:p>
          </table:table-cell>
          <table:table-cell table:number-columns-repeated="12"/>
        </table:table-row>
        <table:table-row table:style-name="ro1">
          <table:table-cell table:style-name="ce59" office:value-type="string" calcext:value-type="string">
            <text:p>к каждому паттерну можно расписать быстрое решение.</text:p>
          </table:table-cell>
          <table:table-cell table:number-columns-repeated="12"/>
        </table:table-row>
        <table:table-row table:style-name="ro1">
          <table:table-cell table:style-name="ce39" office:value-type="string" calcext:value-type="string">
            <text:p>и ЭТИ паттерны (и возможные их решения) рассмотреть дальше по ресёрчу (сделать их фундаментальный ресёрч и т.п.)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а ты….. ты указываешь этим простым методом все причины всех проблем всех систем.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и если они там светятся – ты можешь ткнуть их в это носом.</text:p>
          </table:table-cell>
          <table:table-cell table:number-columns-repeated="12"/>
        </table:table-row>
        <table:table-row table:style-name="ro1">
          <table:table-cell table:style-name="ce43" office:value-type="string" calcext:value-type="string">
            <text:p>решение пунктов без траты времени.</text:p>
          </table:table-cell>
          <table:table-cell table:number-columns-repeated="12"/>
        </table:table-row>
        <table:table-row table:style-name="ro1">
          <table:table-cell table:style-name="ce43" office:value-type="string" calcext:value-type="string">
            <text:p>а. вспомнил. Что мол этот метод – делать статистику причин – это ведь и есть цель статистического ресёрча.</text:p>
          </table:table-cell>
          <table:table-cell table:number-columns-repeated="12"/>
        </table:table-row>
        <table:table-row table:style-name="ro1">
          <table:table-cell table:style-name="ce43" office:value-type="string" calcext:value-type="string">
            <text:p>мол его цель – определить рычаги, которые в дальнейшем мне надо изучать.</text:p>
          </table:table-cell>
          <table:table-cell table:number-columns-repeated="12"/>
        </table:table-row>
        <table:table-row table:style-name="ro1">
          <table:table-cell table:style-name="ce43" office:value-type="string" calcext:value-type="string">
            <text:p>и с этим такой подход справляется лучше чем проставлять проценты что на что как влияет.</text:p>
          </table:table-cell>
          <table:table-cell table:number-columns-repeated="12"/>
        </table:table-row>
        <table:table-row table:style-name="ro1">
          <table:table-cell table:style-name="ce43" office:value-type="string" calcext:value-type="string">
            <text:p>(тем более что эти данные почти всегда недоступны)</text:p>
          </table:table-cell>
          <table:table-cell table:number-columns-repeated="12"/>
        </table:table-row>
        <table:table-row table:style-name="ro1">
          <table:table-cell table:style-name="ce39" office:value-type="string" calcext:value-type="string">
            <text:p>тебе не надо сука вникать в дебри того какой червяк ест какую часть печени.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не могу придумать ничего лучше.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чем увидеть все причины всех проблем и их собрать в группы.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ещё и прокомментировать каждую связь</text:p>
          </table:table-cell>
          <table:table-cell table:number-columns-repeated="12"/>
        </table:table-row>
        <table:table-row table:style-name="ro4">
          <table:table-cell table:style-name="ce80" office:value-type="string" calcext:value-type="string">
            <text:p><text:span text:style-name="T21">Твои выходы (статистические, которые ты тут найдёшь, временные затычки) имеют свойство автокоррекции.</text:span></text:p>
            <text:p><text:span text:style-name="T21">Покуда их делаешь ты вернёшься на безопасный путь.</text:span>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и собрать комментарии воедино</text:p>
          </table:table-cell>
          <table:table-cell table:number-columns-repeated="12"/>
        </table:table-row>
        <table:table-row table:style-name="ro1">
          <table:table-cell table:style-name="ce43" office:value-type="string" calcext:value-type="string">
            <text:p>равно как противоречия себе (внутрисистемные конфликты, когда одна система влияет на другую) – может бред, но мелькнуло.</text:p>
          </table:table-cell>
          <table:table-cell table:number-columns-repeated="12"/>
        </table:table-row>
        <table:table-row table:style-name="ro1">
          <table:table-cell table:style-name="ce43" office:value-type="string" calcext:value-type="string">
            <text:p>и повторения против моей воли (наверно, а может против воли системы)</text:p>
          </table:table-cell>
          <table:table-cell table:number-columns-repeated="12"/>
        </table:table-row>
        <table:table-row table:style-name="ro1">
          <table:table-cell table:style-name="ce52" office:value-type="string" calcext:value-type="string">
            <text:p>тут такое дело… т.е. я попал в ловушку “как другие решают эту проблему”. Но с другой стороны – я беру уже известные знания прежде чем лопатить новые.</text:p>
          </table:table-cell>
          <table:table-cell table:number-columns-repeated="12"/>
        </table:table-row>
        <table:table-row table:style-name="ro1">
          <table:table-cell table:style-name="ce52" office:value-type="string" calcext:value-type="string">
            <text:p>не выдумываю велосипедов.</text:p>
          </table:table-cell>
          <table:table-cell table:number-columns-repeated="12"/>
        </table:table-row>
        <table:table-row table:style-name="ro1">
          <table:table-cell table:style-name="ce52" office:value-type="string" calcext:value-type="string">
            <text:p>может и нормально будет. На крайняк можешь делать не такую иерархию а анализировать проблемы сам (хотя нахрена если у тебя есть этот метод который в миллион раз быстрее)</text:p>
          </table:table-cell>
          <table:table-cell table:number-columns-repeated="12"/>
        </table:table-row>
        <table:table-row table:style-name="ro1">
          <table:table-cell table:style-name="ce44" office:value-type="string" calcext:value-type="string">
            <text:p>Отполируешь эти инструкции статистического ресёрча по мере использования (чтоб более чётко обьяснить иерархию этих систем, процессов и т.п.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нстанс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 реализации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что может пойти не так с тем или иным компонентом или компонентами (болезни системы условно говоря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того что может пойти не так с тем или иным компонентом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 влияющие на другие 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все повторения касающиеся контекста этого факта короче (чтоб определить их общие чер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з-за того что причины причин мы тоже потом дописываем в “повторение” и что “одни вызывают другие” мы и начали думать что лучше заменить эту таблицу дневником повторений в контексте проекта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ради чего и была интеграция вопросника в дневник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здесь должны считаться ранги, влияние одних причин на другие должно суммироваться (чтоб вручную не считать процен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длинный список того что может быть необходимо изучить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были мысли например считать “причины” по каждому повторению (чтобы посчитать какие причины на какое повторение как влияют, а потом вывести таблицу для всех компонентов сразу чтоб увидеть, что на что системно влияет – т.е. есть ли какие-то причины которые хоть немного но перекрывают разные компоненты этой задач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причин тоже будут найдены так как все названия колонок переносятся сюда в список тоже, и там будут найдены причины. т.е. рекурсия тут предусмотрена.</text:p>
          </table:table-cell>
          <table:table-cell table:number-columns-repeated="12"/>
        </table:table-row>
        <table:table-row table:style-name="ro1">
          <table:table-cell table:style-name="ce52" office:value-type="string" calcext:value-type="string">
            <text:p>хз. так много всего. Сука. Это отдельный майндмап надо делать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</text:p>
          </table:table-cell>
          <table:table-cell table:number-columns-repeated="12"/>
        </table:table-row>
        <table:table-row table:style-name="ro1">
          <table:table-cell table:style-name="ce60" office:value-type="string" calcext:value-type="string">
            <text:p>так. В чём вопрос. Ты не знаешь что делать с “причинами причин”. Дневник повторений внутри пункта тебя смущает потому что пункт может состоять из повторений а они из причин. т.е. отдельно слой “подсистем” а отдельно слой “проблем” и к слою проблем – причины. Которые влияют на подсистемы через проблемы. Типа того. Запиши как есть и иди дальше. Потом обдумаешь через вопросник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5">вопрос кнопки “</text:span><text:span text:style-name="T22">Рассмотреть систему как подпункт”.</text:span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это поиск знания “к какой стене ставить лестницу”. По этому этот пункт так же важен как и всё остально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Фундаментальный (майндмап рычагов) будет поиском того для чего лучше всего создавать лестницу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А круг создаст наиболее эффективную лестницу из возможных.</text:p>
          </table:table-cell>
          <table:table-cell table:number-columns-repeated="12"/>
        </table:table-row>
        <table:table-row table:style-name="ro1">
          <table:table-cell table:style-name="ce61" office:value-type="string" calcext:value-type="string">
            <text:p>Не понятно пока что делать с причинами причин. Иногда мне надо их увидеть “в рамках той болезни причинами которой они являются”. Иногда мне надо увидеть их в общей вот такой вот статистике.</text:p>
          </table:table-cell>
          <table:table-cell table:number-columns-repeated="12"/>
        </table:table-row>
        <table:table-row table:style-name="ro1">
          <table:table-cell table:style-name="ce60" office:value-type="string" calcext:value-type="string">
            <text:p>какая-то причина может вызывать в 60% случаев последствие – т.е. болезнь А, в 23% болезнь Б и т.п. это всё я оцифровываю в уме щас. Но полезно будет иметь такие данны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мне бы тут надо видеоролики плейбекать (чтоб сравнивать один процесс с другим). Я ж их собираю с ютюба, по кусочкам, разбрасываю блин по разным майндмапам.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прям тут. В трекинге повторений. Чтоб каждое повторение могло быть картинкой или видеороликом. При желании. Ноудом короче.</text:p>
          </table:table-cell>
          <table:table-cell table:number-columns-repeated="12"/>
        </table:table-row>
        <table:table-row table:style-name="ro1">
          <table:table-cell table:style-name="ce52" office:value-type="string" calcext:value-type="string">
            <text:p>каждый пункт должен иметь не только текст. Но и фото. И видео.</text:p>
          </table:table-cell>
          <table:table-cell table:number-columns-repeated="12"/>
        </table:table-row>
        <table:table-row table:style-name="ro1">
          <table:table-cell table:style-name="ce52" office:value-type="string" calcext:value-type="string">
            <text:p>а все эти статистические ресёрчи должны быть ПУНКТАМИ. В РАМКАХ ПУНКТА. В ПРЕДЕЛАХ ПУНКТА. Чтоб я мог кликнуть на каждый и посмотреть только его части и от чего он зависит. А потом вернуться назад к более высокому примеру.</text:p>
          </table:table-cell>
          <table:table-cell table:number-columns-repeated="12"/>
        </table:table-row>
        <table:table-row table:style-name="ro1">
          <table:table-cell table:style-name="ce52" office:value-type="string" calcext:value-type="string">
            <text:p>т.е. в статист. Ресёрч пункта можно подтягивать другой пункт из списка всех пунктов. В результате чего все его причины наверно подтягиваются в ту же таблицу. хз.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проявления</text:p>
          </table:table-cell>
          <table:table-cell table:number-columns-repeated="12"/>
        </table:table-row>
        <table:table-row table:style-name="ro1">
          <table:table-cell table:style-name="ce60" office:value-type="string" calcext:value-type="string">
            <text:p>Херня открывающая дверь другим хреням из колонок (т.е. колонки имеют по сути те же пункты но я могу пометить что повторение х ещё и открывает дверь повторению у)</text:p>
          </table:table-cell>
          <table:table-cell table:number-columns-repeated="12"/>
        </table:table-row>
        <table:table-row table:style-name="ro1">
          <table:table-cell table:style-name="ce52" office:value-type="string" calcext:value-type="string">
            <text:p>т.е. у меня должна быть возможность вызвать прям здесь вопросник к каждому пункту (повторению) таблицы. т.е. вопросник помогает проанализировать задачу. Его надо вызвать везде где у меня указывается пункт. Но таки поможет (с помощью айдишек) вернуться обратно к паренту (и даже собрать рекурсивно всё в одну таблицу и установить вручную дополнительные связ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 это кстати первое решение к тому чтоб пунктов со временем ставало меньше а не больше. Чтоб жизнь не превращалась в континуус ресёрч. Тут хотя бы виден свет в конце туннеля. С этим правом вызвать вопросник в любом месте где упоминается пункт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 чём я может повторюсь но сет конекшн уже не деструктивен.</text:p>
          </table:table-cell>
          <table:table-cell table:number-columns-repeated="12"/>
        </table:table-row>
        <table:table-row table:style-name="ro1">
          <table:table-cell table:style-name="ce52" office:value-type="string" calcext:value-type="string">
            <text:p><text:span text:style-name="T7">т.е. каждый пункт (колонка) может вызывать последствия для других пунктов.. </text:span>как положительные так и отрицательные. т.е. рейндж уже от -100% до +100%. а не от 0 до 100. т.е. 0 это никак не влияет. А -100 – вредит. хз. Это единственное что поможет увидеть общую картину.</text:p>
          </table:table-cell>
          <table:table-cell table:number-columns-repeated="12"/>
        </table:table-row>
        <table:table-row table:style-name="ro1">
          <table:table-cell table:style-name="ce52" office:value-type="string" calcext:value-type="string">
            <text:p>плюс математика которая достаточно умная чтоб превратить +100 в -100 если я поменяю причину и следствие местами.</text:p>
          </table:table-cell>
          <table:table-cell table:number-columns-repeated="12"/>
        </table:table-row>
        <table:table-row table:style-name="ro1">
          <table:table-cell table:style-name="ce52" office:value-type="string" calcext:value-type="string">
            <text:p>и наверно Колонки должны исчезать если они не проходят какой-то трешхолд достоверности чтоли. А может и нет. Может кнопка должна быть “скрыть как неважное” или “убрать из таблицы” (мол не созранять якобы это связь)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не знаю пока. Много связей накопилось. И действий.</text:p>
          </table:table-cell>
          <table:table-cell table:number-columns-repeated="12"/>
        </table:table-row>
      </table:table>
      <table:table table:name="Фундаментальный Ресёрч" table:style-name="ta2">
        <table:table-column table:style-name="co2" table:default-cell-style-name="Default"/>
        <table:table-row table:style-name="ro1">
          <table:table-cell office:value-type="string" calcext:value-type="string">
            <text:p>Майндмап каждого рычага</text:p>
          </table:table-cell>
        </table:table-row>
      </table:table>
      <table:table table:name="Прикладной ресёрч" table:style-name="ta2">
        <table:table-column table:style-name="co36" table:default-cell-style-name="ce59"/>
        <table:table-column table:style-name="co37" table:default-cell-style-name="ce59"/>
        <table:table-column table:style-name="co38" table:default-cell-style-name="ce59"/>
        <table:table-column table:style-name="co39" table:default-cell-style-name="ce59"/>
        <table:table-column table:style-name="co40" table:default-cell-style-name="ce59"/>
        <table:table-column table:style-name="co41" table:default-cell-style-name="ce59"/>
        <table:table-column table:style-name="co42" table:default-cell-style-name="ce59"/>
        <table:table-column table:style-name="co43" table:default-cell-style-name="ce59"/>
        <table:table-column table:style-name="co44" table:default-cell-style-name="ce59"/>
        <table:table-column table:style-name="co45" table:default-cell-style-name="ce59"/>
        <table:table-row table:style-name="ro1">
          <table:table-cell office:value-type="string" calcext:value-type="string">
            <text:p>Шаги круга \ Что входит и выходит</text:p>
          </table:table-cell>
          <table:table-cell office:value-type="string" calcext:value-type="string">
            <text:p>В него входит…</text:p>
          </table:table-cell>
          <table:table-cell office:value-type="string" calcext:value-type="string">
            <text:p>Из него выходит…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Шаг</text:p>
          </table:table-cell>
          <table:table-cell table:style-name="Default" table:number-columns-repeated="9"/>
        </table:table-row>
      </table:table>
      <table:table table:name="Вопросы к элементу круга" table:style-name="ta2">
        <table:table-column table:style-name="co46" table:default-cell-style-name="ce59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" table:default-cell-style-name="Default"/>
        <table:table-row table:style-name="ro7">
          <table:table-cell office:value-type="string" calcext:value-type="string">
            <text:p>Элемент круга</text:p>
            <text:p>Превращение &lt;того что входит&gt; в &lt;то что выходит&gt;</text:p>
            <text:p>Внизу приемущества, сбоку вопросы к ним</text:p>
          </table:table-cell>
          <table:table-cell table:style-name="ce59" office:value-type="string" calcext:value-type="string">
            <text:p>Competition is a sin (80/20, automation)</text:p>
          </table:table-cell>
          <table:table-cell table:style-name="ce59" office:value-type="string" calcext:value-type="string">
            <text:p>Biggest bang for the buck</text:p>
          </table:table-cell>
          <table:table-cell table:style-name="ce59" office:value-type="string" calcext:value-type="string">
            <text:p>% износа (текущий)</text:p>
          </table:table-cell>
          <table:table-cell table:style-name="ce59" office:value-type="string" calcext:value-type="string">
            <text:p>% отставания от блидинг еджа мира</text:p>
          </table:table-cell>
          <table:table-cell table:style-name="ce59" office:value-type="string" calcext:value-type="string">
            <text:p>Мат. Модель</text:p>
          </table:table-cell>
          <table:table-cell table:style-name="ce59" office:value-type="string" calcext:value-type="string">
            <text:p>Проектный вопросник</text:p>
          </table:table-cell>
          <table:table-cell table:style-name="ce59" office:value-type="string" calcext:value-type="string">
            <text:p>Как предотвратить поток автоматизированных дескредетаторов</text:p>
          </table:table-cell>
          <table:table-cell table:style-name="ce59" office:value-type="string" calcext:value-type="string">
            <text:p>Как обойти защиту такого уровня если б она была</text:p>
          </table:table-cell>
          <table:table-cell table:style-name="ce59" office:value-type="string" calcext:value-type="string">
            <text:p>Уход с линии удара неблагополучных условий</text:p>
          </table:table-cell>
          <table:table-cell table:style-name="ce59" office:value-type="string" calcext:value-type="string">
            <text:p>Могу ли я этот элемент круга после его автоматизации / максимизации / глобализации легально продавать как сервис или вещь (возможно даже с получением каких-то лицензий). Дело в том что есть подозрение что каждая часть системы должна быть прозрачной и легальной (чтоб out of context не казалось что это что-то серое, например я не могу легкомысленно продолжать строить систему если один из шагов – автоматизированный кликер обьявлений. Это знак что может быть тебе надо бросить систему и направление если ответ “нет”.</text:p>
          </table:table-cell>
        </table:table-row>
        <table:table-row table:style-name="ro1">
          <table:table-cell office:value-type="string" calcext:value-type="string">
            <text:p>Техн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Техническое (ТТХ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 Техн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огис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втоматиз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ммуникационное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Реквестовое </text:p>
            <text:p>(донесение до следующего шага того что выходит из этого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Валидационное</text:p>
            <text:p>(подтверждение того что пришло из пред. Шага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Коллбековое</text:p>
            <text:p>(получение от след. Шага что выход получен, и повтор если не получен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натом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сих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Э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ле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отив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Образова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емографическое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Любовное</text:p>
            <text:p>(не вредить себе и т.п.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ырьевое / Ресурс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лима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Фаз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лдов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вант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Упаковоч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зайнерское</text:p>
          </table:table-cell>
          <table:table-cell table:number-columns-repeated="10"/>
        </table:table-row>
        <table:table-row table:style-name="ro1">
          <table:table-cell table:style-name="ce20" office:value-type="string" calcext:value-type="string">
            <text:p>Смиренченское (может смирение уже и не надо теперь когда я из всего извлекаю выгоду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Гибкостное</text:p>
            <text:p>(готовность меняться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граф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абиринтное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Организационное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Стратегическое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Страховое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Тайм Менеджментное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Патентное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Инфраструктурное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Скоростное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Интеграционное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Качественное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Экономическое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Финансовое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Репутационное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Экологическое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Разреши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н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арантий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раведност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нтро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новационное</text:p>
          </table:table-cell>
          <table:table-cell table:number-columns-repeated="10"/>
        </table:table-row>
        <table:table-row table:style-name="ro1" table:number-rows-repeated="10485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Могу ли я купить этот круг" table:style-name="ta2">
        <table:table-column table:style-name="co2" table:default-cell-style-name="ce59"/>
        <table:table-row table:style-name="ro1">
          <table:table-cell office:value-type="string" calcext:value-type="string">
            <text:p>Могу ли я купить этот круг</text:p>
          </table:table-cell>
        </table:table-row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37"/>
        <table:table-row table:style-name="ro1">
          <table:table-cell table:style-name="ce52" office:value-type="string" calcext:value-type="string">
            <text:p>Пока что я тут ничего писать не буду потому что время.</text:p>
          </table:table-cell>
          <table:table-cell table:style-name="ce52" table:number-columns-repeated="127"/>
          <table:table-cell table:number-columns-repeated="896"/>
        </table:table-row>
        <table:table-row table:style-name="ro1">
          <table:table-cell table:style-name="ce52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52" table:number-columns-repeated="127"/>
          <table:table-cell table:number-columns-repeated="896"/>
        </table:table-row>
        <table:table-row table:style-name="ro1">
          <table:table-cell table:style-name="ce52" office:value-type="string" calcext:value-type="string">
            <text:p>По этому не знаю. </text:p>
          </table:table-cell>
          <table:table-cell table:style-name="ce52" table:number-columns-repeated="127"/>
          <table:table-cell table:number-columns-repeated="896"/>
        </table:table-row>
        <table:table-row table:style-name="ro1">
          <table:table-cell table:style-name="ce52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52" table:number-columns-repeated="127"/>
          <table:table-cell table:number-columns-repeated="896"/>
        </table:table-row>
        <table:table-row table:style-name="ro1">
          <table:table-cell table:style-name="ce52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52" table:number-columns-repeated="127"/>
          <table:table-cell table:number-columns-repeated="896"/>
        </table:table-row>
        <table:table-row table:style-name="ro1">
          <table:table-cell table:style-name="ce52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52" table:number-columns-repeated="127"/>
          <table:table-cell table:number-columns-repeated="896"/>
        </table:table-row>
        <table:table-row table:style-name="ro1">
          <table:table-cell table:style-name="ce52" table:number-columns-repeated="128"/>
          <table:table-cell table:number-columns-repeated="896"/>
        </table:table-row>
        <table:table-row table:style-name="ro1">
          <table:table-cell table:style-name="ce52" office:value-type="string" calcext:value-type="string">
            <text:p>помни что любые лишние деньги которые приносит круг (проект) во время кручения ручки можно положить в банк на мелкие депозиты.</text:p>
          </table:table-cell>
          <table:table-cell table:style-name="ce52" table:number-columns-repeated="127"/>
          <table:table-cell table:number-columns-repeated="896"/>
        </table:table-row>
        <table:table-row table:style-name="ro1">
          <table:table-cell table:style-name="ce52" office:value-type="string" calcext:value-type="string">
            <text:p>в целях надёжности (от ситуаций когда ты не уверен сможешь ли ты крутить ручку постоянно)</text:p>
          </table:table-cell>
          <table:table-cell table:style-name="ce52" table:number-columns-repeated="127"/>
          <table:table-cell table:number-columns-repeated="896"/>
        </table:table-row>
        <table:table-row table:style-name="ro1">
          <table:table-cell table:style-name="ce52" office:value-type="string" calcext:value-type="string">
            <text:p>дивиденды с этих депозитов можешь тратить на развитие проекта, можешь нанимать людей которые крутят ручку, можешь “подарить” другому стартапу на развитие того звена от которого ты зависишь.</text:p>
          </table:table-cell>
          <table:table-cell table:style-name="ce52" table:number-columns-repeated="127"/>
          <table:table-cell table:number-columns-repeated="896"/>
        </table:table-row>
        <table:table-row table:style-name="ro1">
          <table:table-cell table:style-name="ce52" office:value-type="string" calcext:value-type="string">
            <text:p>т.е. купить. Знаешь. т.е. если заказать там резак или оборудование можешь деньгами то делай. Либо за счёт дивидендов. Это общая черта а не формула жизни.</text:p>
          </table:table-cell>
          <table:table-cell table:style-name="ce52" table:number-columns-repeated="127"/>
          <table:table-cell table:number-columns-repeated="896"/>
        </table:table-row>
        <table:table-row table:style-name="ro1">
          <table:table-cell table:style-name="ce52" table:number-columns-repeated="128"/>
          <table:table-cell table:number-columns-repeated="896"/>
        </table:table-row>
        <table:table-row table:style-name="ro1">
          <table:table-cell table:style-name="ce52" office:value-type="string" calcext:value-type="string">
            <text:p>и круги гоняй по полной. И в хвост и в гриву. Они не изнашиваются.</text:p>
          </table:table-cell>
          <table:table-cell table:style-name="ce52" table:number-columns-repeated="127"/>
          <table:table-cell table:number-columns-repeated="896"/>
        </table:table-row>
        <table:table-row table:style-name="ro1">
          <table:table-cell table:style-name="ce52" table:number-columns-repeated="128"/>
          <table:table-cell table:number-columns-repeated="896"/>
        </table:table-row>
        <table:table-row table:style-name="ro1">
          <table:table-cell table:style-name="ce52" office:value-type="string" calcext:value-type="string">
            <text:p>это единственное правило. Иерархия. Что тратить на проект:</text:p>
          </table:table-cell>
          <table:table-cell table:style-name="ce52" table:number-columns-repeated="127"/>
          <table:table-cell table:number-columns-repeated="896"/>
        </table:table-row>
        <table:table-row table:style-name="ro1">
          <table:table-cell table:style-name="ce52" office:value-type="string" calcext:value-type="string">
            <text:p>- вопросник</text:p>
          </table:table-cell>
          <table:table-cell table:style-name="ce52" table:number-columns-repeated="127"/>
          <table:table-cell table:number-columns-repeated="896"/>
        </table:table-row>
        <table:table-row table:style-name="ro1">
          <table:table-cell table:style-name="ce52" office:value-type="string" calcext:value-type="string">
            <text:p>- деньги проекта</text:p>
          </table:table-cell>
          <table:table-cell table:style-name="ce52" table:number-columns-repeated="127"/>
          <table:table-cell table:number-columns-repeated="896"/>
        </table:table-row>
        <table:table-row table:style-name="ro1">
          <table:table-cell table:style-name="ce52" office:value-type="string" calcext:value-type="string">
            <text:p>- деньги виноградов группы</text:p>
          </table:table-cell>
          <table:table-cell table:style-name="ce52" table:number-columns-repeated="127"/>
          <table:table-cell table:number-columns-repeated="896"/>
        </table:table-row>
        <table:table-row table:style-name="ro1">
          <table:table-cell table:style-name="ce52" office:value-type="string" calcext:value-type="string">
            <text:p>- услуги других проектов</text:p>
          </table:table-cell>
          <table:table-cell table:style-name="ce52" table:number-columns-repeated="127"/>
          <table:table-cell table:number-columns-repeated="896"/>
        </table:table-row>
        <table:table-row table:style-name="ro1">
          <table:table-cell table:style-name="ce52" office:value-type="string" calcext:value-type="string">
            <text:p>- одолжить оборудование у других проектов на время если это не повредит</text:p>
          </table:table-cell>
          <table:table-cell table:style-name="ce52" table:number-columns-repeated="127"/>
          <table:table-cell table:number-columns-repeated="896"/>
        </table:table-row>
        <table:table-row table:style-name="ro1">
          <table:table-cell table:style-name="ce52" office:value-type="string" calcext:value-type="string">
            <text:p>- деньги всех проектов которым это поможет (добровольно, если есть лишние)</text:p>
          </table:table-cell>
          <table:table-cell table:style-name="ce52" table:number-columns-repeated="127"/>
          <table:table-cell table:number-columns-repeated="896"/>
        </table:table-row>
        <table:table-row table:style-name="ro1">
          <table:table-cell table:style-name="ce52" office:value-type="string" calcext:value-type="string">
            <text:p>- и только в самом конце - вскрытие депозитов проектов ради дополнительных денег, если прям ничего другого не помогло.</text:p>
          </table:table-cell>
          <table:table-cell table:style-name="ce52" table:number-columns-repeated="127"/>
          <table:table-cell table:number-columns-repeated="896"/>
        </table:table-row>
        <table:table-row table:style-name="ro1" table:number-rows-repeated="108">
          <table:table-cell table:style-name="ce52" table:number-columns-repeated="128"/>
          <table:table-cell table:number-columns-repeated="896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table table:name="Публичное приятное празднование создания круга" table:style-name="ta2">
        <table:table-column table:style-name="co2" table:default-cell-style-name="Default"/>
        <table:table-row table:style-name="ro1">
          <table:table-cell table:style-name="ce59" office:value-type="string" calcext:value-type="string">
            <text:p>Публичное приятное празднование создания круга. Можешь даже подрочить.</text:p>
          </table:table-cell>
        </table:table-row>
        <table:table-row table:style-name="ro4">
          <table:table-cell table:style-name="ce59" office:value-type="string" calcext:value-type="string">
            <text:p>Трахни какую-то тёлку. Самым грязным и нетолерантным методом. Любую. Ту которую знаешь или новую – пофиг.</text:p>
            <text:p>Включи хард рок и оттрахай её так чтоб конча изо всех дыр лилась.</text:p>
          </table:table-cell>
        </table:table-row>
        <table:table-row table:style-name="ro10">
          <table:table-cell table:style-name="ce59" office:value-type="string" calcext:value-type="string">
            <text:p>Какая понравится. Желательно такую чтоб сделала комплимент.</text:p>
            <text:p>Как вариант – выеби в рот (со спермой по подбородку) всех баб которые тебя на решение этого пункта вдохновили.</text:p>
            <text:p>Одной большой MFFFF оргией.</text:p>
            <text:p>Как более виноградов-группский подход – выеби кого-то 2 раза (как правило виноградов групп мол “всего по два”). А может найди двух тёлок. Я не понял пока.</text:p>
            <text:p>Подредактируешь по мере более частого использования этого шага.</text:p>
          </table:table-cell>
        </table:table-row>
        <table:table-row table:style-name="ro1">
          <table:table-cell office:value-type="string" calcext:value-type="string">
            <text:p>я хз. Надо. Круг это по определению успешный проект</text:p>
          </table:table-cell>
        </table:table-row>
        <table:table-row table:style-name="ro1">
          <table:table-cell office:value-type="string" calcext:value-type="string">
            <text:p>я уже придумал как о нём рассказывать другим</text:p>
          </table:table-cell>
        </table:table-row>
        <table:table-row table:style-name="ro1">
          <table:table-cell office:value-type="string" calcext:value-type="string">
            <text:p>но не придумал пока как за него делать себе приятно.</text:p>
          </table:table-cell>
        </table:table-row>
        <table:table-row table:style-name="ro1">
          <table:table-cell office:value-type="string" calcext:value-type="string">
            <text:p>хз. в клуб пойти и т.п. может. А может к Джузеру поехать рассказать. Подумаем.</text:p>
          </table:table-cell>
        </table:table-row>
        <table:table-row table:style-name="ro1">
          <table:table-cell office:value-type="string" calcext:value-type="string">
            <text:p>пока что я просто пишу их в “дневник успехов”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т.е. at this point ты решил всемирный пункт.</text:p>
          </table:table-cell>
        </table:table-row>
        <table:table-row table:style-name="ro1">
          <table:table-cell office:value-type="string" calcext:value-type="string">
            <text:p>и можешь отдохнуть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3:01:49.491284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05</meta:editing-cycles>
    <meta:editing-duration>PT12H44M41S</meta:editing-duration>
    <meta:generator>LibreOffice/6.0.7.3$Linux_X86_64 LibreOffice_project/00m0$Build-3</meta:generator>
    <dc:title>Групанье</dc:title>
    <meta:creation-date>2020-05-15T19:44:36.677867243</meta:creation-date>
    <dc:date>2020-05-22T22:21:28.655635593</dc:date>
    <meta:document-statistic meta:table-count="46" meta:cell-count="1208" meta:object-count="0"/>
    <meta:template xlink:type="simple" xlink:actuate="onRequest" xlink:title="Групанье" xlink:href="../../../../Templates/Групанье.ots" meta:date="2020-05-15T19:44:35.012574227"/>
  </office:meta>
</office:document-meta>
</file>